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0.884cm"/>
    </style:style>
    <style:style style:name="co7" style:family="table-column">
      <style:table-column-properties fo:break-before="auto" style:column-width="1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60">
      <style:table-cell-properties style:rotation-align="none"/>
    </style:style>
    <style:style style:name="ce9" style:family="table-cell" style:parent-style-name="Default">
      <style:table-cell-properties fo:background-color="#eeeeee" style:rotation-align="none"/>
    </style:style>
    <style:style style:name="ce10" style:family="table-cell" style:parent-style-name="Default">
      <style:table-cell-properties fo:background-color="#3399ff" style:rotation-align="none"/>
    </style:style>
    <style:style style:name="ce11" style:family="table-cell" style:parent-style-name="Default">
      <style:table-cell-properties fo:background-color="#3399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399ff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5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7" table:default-cell-style-name="ce5"/>
        <table:table-column table:style-name="co3" table:number-columns-repeated="1007" table:default-cell-style-name="ce5"/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Origina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OpenCL</text:p>
          </table:table-cell>
          <table:covered-table-cell table:number-columns-repeated="2" table:style-name="ce6"/>
          <table:table-cell table:style-name="ce4"/>
          <table:table-cell table:style-name="ce6" office:value-type="string" calcext:value-type="string" table:number-columns-spanned="3" table:number-rows-spanned="1">
            <text:p>Strength Reduction</text:p>
          </table:table-cell>
          <table:covered-table-cell table:number-columns-repeated="2" table:style-name="ce6"/>
          <table:table-cell table:style-name="Default"/>
          <table:table-cell table:style-name="ce4" office:value-type="string" calcext:value-type="string">
            <text:p>Inlining, Strength Reduction e Pointer Elimination</text:p>
          </table:table-cell>
          <table:table-cell table:style-name="Default" table:number-columns-repeated="3"/>
          <table:table-cell table:style-name="Default" office:value-type="string" calcext:value-type="string">
            <text:p>Private Memory</text:p>
          </table:table-cell>
          <table:table-cell table:style-name="ce6" table:number-columns-repeated="2"/>
          <table:table-cell table:style-name="Default" table:number-columns-repeated="1004"/>
        </table:table-row>
        <table:table-row table:style-name="ro1"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ce4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/>
          <table:table-cell table:style-name="ce4" office:value-type="string" calcext:value-type="string">
            <text:p>Teste 1</text:p>
          </table:table-cell>
          <table:table-cell table:style-name="ce4" office:value-type="string" calcext:value-type="string">
            <text:p>Teste 2</text:p>
          </table:table-cell>
          <table:table-cell table:style-name="ce4" office:value-type="string" calcext:value-type="string">
            <text:p>Teste 3</text:p>
          </table:table-cell>
          <table:table-cell table:style-name="Default"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10">
            <text:p>CPU</text:p>
          </table:table-cell>
          <table:table-cell office:value-type="float" office:value="12846.39" calcext:value-type="float">
            <text:p>12846,39</text:p>
          </table:table-cell>
          <table:table-cell office:value-type="float" office:value="51650.963" calcext:value-type="float">
            <text:p>51650,963</text:p>
          </table:table-cell>
          <table:table-cell office:value-type="float" office:value="51815.761" calcext:value-type="float">
            <text:p>51815,761</text:p>
          </table:table-cell>
          <table:table-cell table:style-name="Default"/>
          <table:table-cell office:value-type="float" office:value="1873.951" calcext:value-type="float">
            <text:p>1873,951</text:p>
          </table:table-cell>
          <table:table-cell office:value-type="float" office:value="7874.643" calcext:value-type="float">
            <text:p>7874,643</text:p>
          </table:table-cell>
          <table:table-cell office:value-type="float" office:value="7816.059" calcext:value-type="float">
            <text:p>7816,059</text:p>
          </table:table-cell>
          <table:table-cell table:style-name="Default"/>
          <table:table-cell office:value-type="float" office:value="965.878" calcext:value-type="float">
            <text:p>965,878</text:p>
          </table:table-cell>
          <table:table-cell office:value-type="float" office:value="4004.763" calcext:value-type="float">
            <text:p>4004,763</text:p>
          </table:table-cell>
          <table:table-cell office:value-type="float" office:value="4000.294" calcext:value-type="float">
            <text:p>4000,294</text:p>
          </table:table-cell>
          <table:table-cell table:style-name="Default"/>
          <table:table-cell office:value-type="float" office:value="718.246" calcext:value-type="float">
            <text:p>718,246</text:p>
          </table:table-cell>
          <table:table-cell office:value-type="float" office:value="2915.327" calcext:value-type="float">
            <text:p>2915,327</text:p>
          </table:table-cell>
          <table:table-cell office:value-type="float" office:value="2919.989" calcext:value-type="float">
            <text:p>2919,989</text:p>
          </table:table-cell>
          <table:table-cell table:style-name="Default"/>
          <table:table-cell table:style-name="ce11" office:value-type="float" office:value="688.732" calcext:value-type="float">
            <text:p>688,732</text:p>
          </table:table-cell>
          <table:table-cell table:style-name="ce12" office:value-type="float" office:value="2816.988" calcext:value-type="float">
            <text:p>2816,988</text:p>
          </table:table-cell>
          <table:table-cell table:style-name="ce12" office:value-type="float" office:value="2818.159" calcext:value-type="float">
            <text:p>2818,159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47.08" calcext:value-type="float">
            <text:p>12847,08</text:p>
          </table:table-cell>
          <table:table-cell office:value-type="float" office:value="51577.411" calcext:value-type="float">
            <text:p>51577,411</text:p>
          </table:table-cell>
          <table:table-cell office:value-type="float" office:value="51586.946" calcext:value-type="float">
            <text:p>51586,946</text:p>
          </table:table-cell>
          <table:table-cell table:style-name="Default"/>
          <table:table-cell office:value-type="float" office:value="1882.299" calcext:value-type="float">
            <text:p>1882,299</text:p>
          </table:table-cell>
          <table:table-cell office:value-type="float" office:value="7867.778" calcext:value-type="float">
            <text:p>7867,778</text:p>
          </table:table-cell>
          <table:table-cell office:value-type="float" office:value="7837.625" calcext:value-type="float">
            <text:p>7837,625</text:p>
          </table:table-cell>
          <table:table-cell table:style-name="Default"/>
          <table:table-cell office:value-type="float" office:value="965.323" calcext:value-type="float">
            <text:p>965,323</text:p>
          </table:table-cell>
          <table:table-cell office:value-type="float" office:value="4006.404" calcext:value-type="float">
            <text:p>4006,404</text:p>
          </table:table-cell>
          <table:table-cell office:value-type="float" office:value="4002.408" calcext:value-type="float">
            <text:p>4002,408</text:p>
          </table:table-cell>
          <table:table-cell table:style-name="Default"/>
          <table:table-cell office:value-type="float" office:value="717.335" calcext:value-type="float">
            <text:p>717,335</text:p>
          </table:table-cell>
          <table:table-cell office:value-type="float" office:value="2921.627" calcext:value-type="float">
            <text:p>2921,627</text:p>
          </table:table-cell>
          <table:table-cell office:value-type="float" office:value="2926.559" calcext:value-type="float">
            <text:p>2926,559</text:p>
          </table:table-cell>
          <table:table-cell table:style-name="Default"/>
          <table:table-cell table:style-name="ce12" office:value-type="float" office:value="691.376" calcext:value-type="float">
            <text:p>691,376</text:p>
          </table:table-cell>
          <table:table-cell table:style-name="ce12" office:value-type="float" office:value="2816.362" calcext:value-type="float">
            <text:p>2816,362</text:p>
          </table:table-cell>
          <table:table-cell table:style-name="ce12" office:value-type="float" office:value="2820.361" calcext:value-type="float">
            <text:p>2820,361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83.24" calcext:value-type="float">
            <text:p>12883,24</text:p>
          </table:table-cell>
          <table:table-cell office:value-type="float" office:value="51579.341" calcext:value-type="float">
            <text:p>51579,341</text:p>
          </table:table-cell>
          <table:table-cell office:value-type="float" office:value="51585.861" calcext:value-type="float">
            <text:p>51585,861</text:p>
          </table:table-cell>
          <table:table-cell table:style-name="Default"/>
          <table:table-cell office:value-type="float" office:value="1895.391" calcext:value-type="float">
            <text:p>1895,391</text:p>
          </table:table-cell>
          <table:table-cell office:value-type="float" office:value="7934.375" calcext:value-type="float">
            <text:p>7934,375</text:p>
          </table:table-cell>
          <table:table-cell office:value-type="float" office:value="7889.67" calcext:value-type="float">
            <text:p>7889,67</text:p>
          </table:table-cell>
          <table:table-cell table:style-name="Default"/>
          <table:table-cell office:value-type="float" office:value="971.186" calcext:value-type="float">
            <text:p>971,186</text:p>
          </table:table-cell>
          <table:table-cell office:value-type="float" office:value="4072.186" calcext:value-type="float">
            <text:p>4072,186</text:p>
          </table:table-cell>
          <table:table-cell office:value-type="float" office:value="4005.157" calcext:value-type="float">
            <text:p>4005,157</text:p>
          </table:table-cell>
          <table:table-cell table:style-name="Default"/>
          <table:table-cell office:value-type="float" office:value="716.152" calcext:value-type="float">
            <text:p>716,152</text:p>
          </table:table-cell>
          <table:table-cell office:value-type="float" office:value="2919.202" calcext:value-type="float">
            <text:p>2919,202</text:p>
          </table:table-cell>
          <table:table-cell office:value-type="float" office:value="2922.174" calcext:value-type="float">
            <text:p>2922,174</text:p>
          </table:table-cell>
          <table:table-cell table:style-name="Default"/>
          <table:table-cell table:style-name="ce12" office:value-type="float" office:value="693.2" calcext:value-type="float">
            <text:p>693,2</text:p>
          </table:table-cell>
          <table:table-cell table:style-name="ce12" office:value-type="float" office:value="2818.885" calcext:value-type="float">
            <text:p>2818,885</text:p>
          </table:table-cell>
          <table:table-cell table:style-name="ce12" office:value-type="float" office:value="2814.553" calcext:value-type="float">
            <text:p>2814,553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854.075" calcext:value-type="float">
            <text:p>12854,075</text:p>
          </table:table-cell>
          <table:table-cell office:value-type="float" office:value="51582.443" calcext:value-type="float">
            <text:p>51582,443</text:p>
          </table:table-cell>
          <table:table-cell office:value-type="float" office:value="51583.897" calcext:value-type="float">
            <text:p>51583,897</text:p>
          </table:table-cell>
          <table:table-cell table:style-name="Default"/>
          <table:table-cell office:value-type="float" office:value="1880.62" calcext:value-type="float">
            <text:p>1880,62</text:p>
          </table:table-cell>
          <table:table-cell office:value-type="float" office:value="7968.144" calcext:value-type="float">
            <text:p>7968,144</text:p>
          </table:table-cell>
          <table:table-cell office:value-type="float" office:value="7914.26" calcext:value-type="float">
            <text:p>7914,26</text:p>
          </table:table-cell>
          <table:table-cell table:style-name="Default"/>
          <table:table-cell office:value-type="float" office:value="965.566" calcext:value-type="float">
            <text:p>965,566</text:p>
          </table:table-cell>
          <table:table-cell office:value-type="float" office:value="4006.401" calcext:value-type="float">
            <text:p>4006,401</text:p>
          </table:table-cell>
          <table:table-cell office:value-type="float" office:value="4011.725" calcext:value-type="float">
            <text:p>4011,725</text:p>
          </table:table-cell>
          <table:table-cell table:style-name="Default"/>
          <table:table-cell office:value-type="float" office:value="720.928" calcext:value-type="float">
            <text:p>720,928</text:p>
          </table:table-cell>
          <table:table-cell office:value-type="float" office:value="2918.276" calcext:value-type="float">
            <text:p>2918,276</text:p>
          </table:table-cell>
          <table:table-cell office:value-type="float" office:value="3023.249" calcext:value-type="float">
            <text:p>3023,249</text:p>
          </table:table-cell>
          <table:table-cell table:style-name="Default"/>
          <table:table-cell table:style-name="ce12" office:value-type="float" office:value="693.737" calcext:value-type="float">
            <text:p>693,737</text:p>
          </table:table-cell>
          <table:table-cell table:style-name="ce12" office:value-type="float" office:value="2822.716" calcext:value-type="float">
            <text:p>2822,716</text:p>
          </table:table-cell>
          <table:table-cell table:style-name="ce12" office:value-type="float" office:value="2814.944" calcext:value-type="float">
            <text:p>2814,944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947.834" calcext:value-type="float">
            <text:p>12947,834</text:p>
          </table:table-cell>
          <table:table-cell office:value-type="float" office:value="51588.656" calcext:value-type="float">
            <text:p>51588,656</text:p>
          </table:table-cell>
          <table:table-cell office:value-type="float" office:value="51567.343" calcext:value-type="float">
            <text:p>51567,343</text:p>
          </table:table-cell>
          <table:table-cell table:style-name="Default"/>
          <table:table-cell office:value-type="float" office:value="1876.708" calcext:value-type="float">
            <text:p>1876,708</text:p>
          </table:table-cell>
          <table:table-cell office:value-type="float" office:value="8100.977" calcext:value-type="float">
            <text:p>8100,977</text:p>
          </table:table-cell>
          <table:table-cell office:value-type="float" office:value="8096.174" calcext:value-type="float">
            <text:p>8096,174</text:p>
          </table:table-cell>
          <table:table-cell table:style-name="Default"/>
          <table:table-cell office:value-type="float" office:value="967.561" calcext:value-type="float">
            <text:p>967,561</text:p>
          </table:table-cell>
          <table:table-cell office:value-type="float" office:value="4010.797" calcext:value-type="float">
            <text:p>4010,797</text:p>
          </table:table-cell>
          <table:table-cell office:value-type="float" office:value="4003.751" calcext:value-type="float">
            <text:p>4003,751</text:p>
          </table:table-cell>
          <table:table-cell table:style-name="Default"/>
          <table:table-cell office:value-type="float" office:value="715.387" calcext:value-type="float">
            <text:p>715,387</text:p>
          </table:table-cell>
          <table:table-cell office:value-type="float" office:value="2923.821" calcext:value-type="float">
            <text:p>2923,821</text:p>
          </table:table-cell>
          <table:table-cell office:value-type="float" office:value="3060.954" calcext:value-type="float">
            <text:p>3060,954</text:p>
          </table:table-cell>
          <table:table-cell table:style-name="Default"/>
          <table:table-cell table:style-name="ce12" office:value-type="float" office:value="696.039" calcext:value-type="float">
            <text:p>696,039</text:p>
          </table:table-cell>
          <table:table-cell table:style-name="ce12" office:value-type="float" office:value="2823.561" calcext:value-type="float">
            <text:p>2823,561</text:p>
          </table:table-cell>
          <table:table-cell table:style-name="ce12" office:value-type="float" office:value="2813.275" calcext:value-type="float">
            <text:p>2813,275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797.196" calcext:value-type="float">
            <text:p>12797,196</text:p>
          </table:table-cell>
          <table:table-cell office:value-type="float" office:value="51596.722" calcext:value-type="float">
            <text:p>51596,722</text:p>
          </table:table-cell>
          <table:table-cell office:value-type="float" office:value="51592.966" calcext:value-type="float">
            <text:p>51592,966</text:p>
          </table:table-cell>
          <table:table-cell table:style-name="Default"/>
          <table:table-cell office:value-type="float" office:value="1874.851" calcext:value-type="float">
            <text:p>1874,851</text:p>
          </table:table-cell>
          <table:table-cell office:value-type="float" office:value="7945.393" calcext:value-type="float">
            <text:p>7945,393</text:p>
          </table:table-cell>
          <table:table-cell office:value-type="float" office:value="8036.636" calcext:value-type="float">
            <text:p>8036,636</text:p>
          </table:table-cell>
          <table:table-cell table:style-name="Default"/>
          <table:table-cell office:value-type="float" office:value="967.209" calcext:value-type="float">
            <text:p>967,209</text:p>
          </table:table-cell>
          <table:table-cell office:value-type="float" office:value="4013.678" calcext:value-type="float">
            <text:p>4013,678</text:p>
          </table:table-cell>
          <table:table-cell office:value-type="float" office:value="3998.238" calcext:value-type="float">
            <text:p>3998,238</text:p>
          </table:table-cell>
          <table:table-cell table:style-name="Default"/>
          <table:table-cell office:value-type="float" office:value="715.778" calcext:value-type="float">
            <text:p>715,778</text:p>
          </table:table-cell>
          <table:table-cell office:value-type="float" office:value="2922.231" calcext:value-type="float">
            <text:p>2922,231</text:p>
          </table:table-cell>
          <table:table-cell office:value-type="float" office:value="3046.8" calcext:value-type="float">
            <text:p>3046,8</text:p>
          </table:table-cell>
          <table:table-cell table:style-name="Default"/>
          <table:table-cell table:style-name="ce12" office:value-type="float" office:value="690.736" calcext:value-type="float">
            <text:p>690,736</text:p>
          </table:table-cell>
          <table:table-cell table:style-name="ce12" office:value-type="float" office:value="2852.653" calcext:value-type="float">
            <text:p>2852,653</text:p>
          </table:table-cell>
          <table:table-cell table:style-name="ce12" office:value-type="float" office:value="2814.951" calcext:value-type="float">
            <text:p>2814,951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70.082" calcext:value-type="float">
            <text:p>12670,082</text:p>
          </table:table-cell>
          <table:table-cell office:value-type="float" office:value="51578.37" calcext:value-type="float">
            <text:p>51578,37</text:p>
          </table:table-cell>
          <table:table-cell office:value-type="float" office:value="51798.411" calcext:value-type="float">
            <text:p>51798,411</text:p>
          </table:table-cell>
          <table:table-cell table:style-name="Default"/>
          <table:table-cell office:value-type="float" office:value="2011.981" calcext:value-type="float">
            <text:p>2011,981</text:p>
          </table:table-cell>
          <table:table-cell office:value-type="float" office:value="7815.693" calcext:value-type="float">
            <text:p>7815,693</text:p>
          </table:table-cell>
          <table:table-cell office:value-type="float" office:value="7810.513" calcext:value-type="float">
            <text:p>7810,513</text:p>
          </table:table-cell>
          <table:table-cell table:style-name="Default"/>
          <table:table-cell office:value-type="float" office:value="964.329" calcext:value-type="float">
            <text:p>964,329</text:p>
          </table:table-cell>
          <table:table-cell office:value-type="float" office:value="4010.661" calcext:value-type="float">
            <text:p>4010,661</text:p>
          </table:table-cell>
          <table:table-cell office:value-type="float" office:value="4004.154" calcext:value-type="float">
            <text:p>4004,154</text:p>
          </table:table-cell>
          <table:table-cell table:style-name="Default"/>
          <table:table-cell office:value-type="float" office:value="714.37" calcext:value-type="float">
            <text:p>714,37</text:p>
          </table:table-cell>
          <table:table-cell office:value-type="float" office:value="2920.824" calcext:value-type="float">
            <text:p>2920,824</text:p>
          </table:table-cell>
          <table:table-cell office:value-type="float" office:value="2928.197" calcext:value-type="float">
            <text:p>2928,197</text:p>
          </table:table-cell>
          <table:table-cell table:style-name="Default"/>
          <table:table-cell table:style-name="ce12" office:value-type="float" office:value="697.175" calcext:value-type="float">
            <text:p>697,175</text:p>
          </table:table-cell>
          <table:table-cell table:style-name="ce12" office:value-type="float" office:value="2963.665" calcext:value-type="float">
            <text:p>2963,665</text:p>
          </table:table-cell>
          <table:table-cell table:style-name="ce12" office:value-type="float" office:value="2812.919" calcext:value-type="float">
            <text:p>2812,919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82.981" calcext:value-type="float">
            <text:p>12682,981</text:p>
          </table:table-cell>
          <table:table-cell office:value-type="float" office:value="52055.462" calcext:value-type="float">
            <text:p>52055,462</text:p>
          </table:table-cell>
          <table:table-cell office:value-type="float" office:value="51663.686" calcext:value-type="float">
            <text:p>51663,686</text:p>
          </table:table-cell>
          <table:table-cell table:style-name="Default"/>
          <table:table-cell office:value-type="float" office:value="1888.129" calcext:value-type="float">
            <text:p>1888,129</text:p>
          </table:table-cell>
          <table:table-cell office:value-type="float" office:value="7818.042" calcext:value-type="float">
            <text:p>7818,042</text:p>
          </table:table-cell>
          <table:table-cell office:value-type="float" office:value="7830.224" calcext:value-type="float">
            <text:p>7830,224</text:p>
          </table:table-cell>
          <table:table-cell table:style-name="Default"/>
          <table:table-cell office:value-type="float" office:value="968.926" calcext:value-type="float">
            <text:p>968,926</text:p>
          </table:table-cell>
          <table:table-cell office:value-type="float" office:value="4017.234" calcext:value-type="float">
            <text:p>4017,234</text:p>
          </table:table-cell>
          <table:table-cell office:value-type="float" office:value="4005.359" calcext:value-type="float">
            <text:p>4005,359</text:p>
          </table:table-cell>
          <table:table-cell table:style-name="Default"/>
          <table:table-cell office:value-type="float" office:value="716.355" calcext:value-type="float">
            <text:p>716,355</text:p>
          </table:table-cell>
          <table:table-cell office:value-type="float" office:value="2924.271" calcext:value-type="float">
            <text:p>2924,271</text:p>
          </table:table-cell>
          <table:table-cell office:value-type="float" office:value="3066.337" calcext:value-type="float">
            <text:p>3066,337</text:p>
          </table:table-cell>
          <table:table-cell table:style-name="Default"/>
          <table:table-cell table:style-name="ce12" office:value-type="float" office:value="694.82" calcext:value-type="float">
            <text:p>694,82</text:p>
          </table:table-cell>
          <table:table-cell table:style-name="ce12" office:value-type="float" office:value="2815.311" calcext:value-type="float">
            <text:p>2815,311</text:p>
          </table:table-cell>
          <table:table-cell table:style-name="ce12" office:value-type="float" office:value="2816.877" calcext:value-type="float">
            <text:p>2816,877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66.305" calcext:value-type="float">
            <text:p>12666,305</text:p>
          </table:table-cell>
          <table:table-cell office:value-type="float" office:value="51590.469" calcext:value-type="float">
            <text:p>51590,469</text:p>
          </table:table-cell>
          <table:table-cell office:value-type="float" office:value="51680.897" calcext:value-type="float">
            <text:p>51680,897</text:p>
          </table:table-cell>
          <table:table-cell table:style-name="Default"/>
          <table:table-cell office:value-type="float" office:value="1889.888" calcext:value-type="float">
            <text:p>1889,888</text:p>
          </table:table-cell>
          <table:table-cell office:value-type="float" office:value="7821.736" calcext:value-type="float">
            <text:p>7821,736</text:p>
          </table:table-cell>
          <table:table-cell office:value-type="float" office:value="7811.097" calcext:value-type="float">
            <text:p>7811,097</text:p>
          </table:table-cell>
          <table:table-cell table:style-name="Default"/>
          <table:table-cell office:value-type="float" office:value="965.222" calcext:value-type="float">
            <text:p>965,222</text:p>
          </table:table-cell>
          <table:table-cell office:value-type="float" office:value="4005.141" calcext:value-type="float">
            <text:p>4005,141</text:p>
          </table:table-cell>
          <table:table-cell office:value-type="float" office:value="4004.628" calcext:value-type="float">
            <text:p>4004,628</text:p>
          </table:table-cell>
          <table:table-cell table:style-name="Default"/>
          <table:table-cell office:value-type="float" office:value="714.642" calcext:value-type="float">
            <text:p>714,642</text:p>
          </table:table-cell>
          <table:table-cell office:value-type="float" office:value="2922.899" calcext:value-type="float">
            <text:p>2922,899</text:p>
          </table:table-cell>
          <table:table-cell office:value-type="float" office:value="2921.526" calcext:value-type="float">
            <text:p>2921,526</text:p>
          </table:table-cell>
          <table:table-cell table:style-name="Default"/>
          <table:table-cell table:style-name="ce12" office:value-type="float" office:value="696.563" calcext:value-type="float">
            <text:p>696,563</text:p>
          </table:table-cell>
          <table:table-cell table:style-name="ce12" office:value-type="float" office:value="2817.783" calcext:value-type="float">
            <text:p>2817,783</text:p>
          </table:table-cell>
          <table:table-cell table:style-name="ce12" office:value-type="float" office:value="2814.933" calcext:value-type="float">
            <text:p>2814,933</text:p>
          </table:table-cell>
          <table:table-cell table:style-name="Default" table:number-columns-repeated="1004"/>
        </table:table-row>
        <table:table-row table:style-name="ro1">
          <table:covered-table-cell table:style-name="ce2"/>
          <table:table-cell office:value-type="float" office:value="12668.207" calcext:value-type="float">
            <text:p>12668,207</text:p>
          </table:table-cell>
          <table:table-cell office:value-type="float" office:value="51529.563" calcext:value-type="float">
            <text:p>51529,563</text:p>
          </table:table-cell>
          <table:table-cell office:value-type="float" office:value="51727.297" calcext:value-type="float">
            <text:p>51727,297</text:p>
          </table:table-cell>
          <table:table-cell table:style-name="Default"/>
          <table:table-cell office:value-type="float" office:value="1888.127" calcext:value-type="float">
            <text:p>1888,127</text:p>
          </table:table-cell>
          <table:table-cell office:value-type="float" office:value="7815.787" calcext:value-type="float">
            <text:p>7815,787</text:p>
          </table:table-cell>
          <table:table-cell office:value-type="float" office:value="7805.986" calcext:value-type="float">
            <text:p>7805,986</text:p>
          </table:table-cell>
          <table:table-cell table:style-name="Default"/>
          <table:table-cell office:value-type="float" office:value="975.465" calcext:value-type="float">
            <text:p>975,465</text:p>
          </table:table-cell>
          <table:table-cell office:value-type="float" office:value="4095.075" calcext:value-type="float">
            <text:p>4095,075</text:p>
          </table:table-cell>
          <table:table-cell office:value-type="float" office:value="4009.767" calcext:value-type="float">
            <text:p>4009,767</text:p>
          </table:table-cell>
          <table:table-cell table:style-name="Default"/>
          <table:table-cell office:value-type="float" office:value="720.874" calcext:value-type="float">
            <text:p>720,874</text:p>
          </table:table-cell>
          <table:table-cell office:value-type="float" office:value="2918.409" calcext:value-type="float">
            <text:p>2918,409</text:p>
          </table:table-cell>
          <table:table-cell office:value-type="float" office:value="2919.965" calcext:value-type="float">
            <text:p>2919,965</text:p>
          </table:table-cell>
          <table:table-cell table:style-name="Default"/>
          <table:table-cell table:style-name="ce12" office:value-type="float" office:value="694.07" calcext:value-type="float">
            <text:p>694,07</text:p>
          </table:table-cell>
          <table:table-cell table:style-name="ce12" office:value-type="float" office:value="2817.753" calcext:value-type="float">
            <text:p>2817,753</text:p>
          </table:table-cell>
          <table:table-cell table:style-name="ce12" office:value-type="float" office:value="2817.323" calcext:value-type="float">
            <text:p>2817,323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style-name="ce7" table:formula="of:=SUM([.B3:.B12])/COUNT([.B3:.B12])" office:value-type="float" office:value="12786.339" calcext:value-type="float">
            <text:p>12786,339</text:p>
          </table:table-cell>
          <table:table-cell table:style-name="ce7" table:formula="of:=SUM([.C3:.C12])/COUNT([.C3:.C12])" office:value-type="float" office:value="51632.94" calcext:value-type="float">
            <text:p>51632,94</text:p>
          </table:table-cell>
          <table:table-cell table:style-name="ce7" table:formula="of:=SUM([.D3:.D12])/COUNT([.D3:.D12])" office:value-type="float" office:value="51660.3065" calcext:value-type="float">
            <text:p>51660,3065</text:p>
          </table:table-cell>
          <table:table-cell table:style-name="ce7"/>
          <table:table-cell table:style-name="ce7" table:formula="of:=SUM([.F3:.F12])/COUNT([.F3:.F12])" office:value-type="float" office:value="1896.1945" calcext:value-type="float">
            <text:p>1896,1945</text:p>
          </table:table-cell>
          <table:table-cell table:style-name="ce7" table:formula="of:=SUM([.G3:.G12])/COUNT([.G3:.G12])" office:value-type="float" office:value="7896.2568" calcext:value-type="float">
            <text:p>7896,2568</text:p>
          </table:table-cell>
          <table:table-cell table:style-name="ce7" table:formula="of:=SUM([.H3:.H12])/COUNT([.H3:.H12])" office:value-type="float" office:value="7884.8244" calcext:value-type="float">
            <text:p>7884,8244</text:p>
          </table:table-cell>
          <table:table-cell table:style-name="ce7"/>
          <table:table-cell table:style-name="ce7" table:formula="of:=SUM([.J3:.J12])/COUNT([.J3:.J12])" office:value-type="float" office:value="967.6665" calcext:value-type="float">
            <text:p>967,6665</text:p>
          </table:table-cell>
          <table:table-cell table:style-name="ce7" table:formula="of:=SUM([.K3:.K12])/COUNT([.K3:.K12])" office:value-type="float" office:value="4024.234" calcext:value-type="float">
            <text:p>4024,234</text:p>
          </table:table-cell>
          <table:table-cell table:style-name="ce7" table:formula="of:=SUM([.L3:.L12])/COUNT([.L3:.L12])" office:value-type="float" office:value="4004.5481" calcext:value-type="float">
            <text:p>4004,5481</text:p>
          </table:table-cell>
          <table:table-cell table:style-name="ce7"/>
          <table:table-cell table:style-name="ce7" table:formula="of:=SUM([.N3:.N12])/COUNT([.N3:.N12])" office:value-type="float" office:value="717.0067" calcext:value-type="float">
            <text:p>717,0067</text:p>
          </table:table-cell>
          <table:table-cell table:style-name="ce7" table:formula="of:=SUM([.O3:.O12])/COUNT([.O3:.O12])" office:value-type="float" office:value="2920.6887" calcext:value-type="float">
            <text:p>2920,6887</text:p>
          </table:table-cell>
          <table:table-cell table:style-name="ce7" table:formula="of:=SUM([.P3:.P12])/COUNT([.P3:.P12])" office:value-type="float" office:value="2973.575" calcext:value-type="float">
            <text:p>2973,575</text:p>
          </table:table-cell>
          <table:table-cell table:style-name="ce7"/>
          <table:table-cell table:style-name="ce7" table:formula="of:=SUM([.R3:.R12])/COUNT([.R3:.R12])" office:value-type="float" office:value="693.6448" calcext:value-type="float">
            <text:p>693,6448</text:p>
          </table:table-cell>
          <table:table-cell table:style-name="ce7" table:formula="of:=SUM([.S3:.S12])/COUNT([.S3:.S12])" office:value-type="float" office:value="2836.5677" calcext:value-type="float">
            <text:p>2836,5677</text:p>
          </table:table-cell>
          <table:table-cell table:style-name="ce7" table:formula="of:=SUM([.T3:.T12])/COUNT([.T3:.T12])" office:value-type="float" office:value="2815.8295" calcext:value-type="float">
            <text:p>2815,8295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7" table:formula="of:=MAX([.B3:.B12])" office:value-type="float" office:value="12947.834" calcext:value-type="float">
            <text:p>12947,834</text:p>
          </table:table-cell>
          <table:table-cell table:style-name="ce7" table:formula="of:=MAX([.C3:.C12])" office:value-type="float" office:value="52055.462" calcext:value-type="float">
            <text:p>52055,462</text:p>
          </table:table-cell>
          <table:table-cell table:style-name="ce7" table:formula="of:=MAX([.D3:.D12])" office:value-type="float" office:value="51815.761" calcext:value-type="float">
            <text:p>51815,761</text:p>
          </table:table-cell>
          <table:table-cell table:style-name="ce7"/>
          <table:table-cell table:style-name="ce7" table:formula="of:=MAX([.F3:.F12])" office:value-type="float" office:value="2011.981" calcext:value-type="float">
            <text:p>2011,981</text:p>
          </table:table-cell>
          <table:table-cell table:style-name="ce7" table:formula="of:=MAX([.G3:.G12])" office:value-type="float" office:value="8100.977" calcext:value-type="float">
            <text:p>8100,977</text:p>
          </table:table-cell>
          <table:table-cell table:style-name="ce7" table:formula="of:=MAX([.H3:.H12])" office:value-type="float" office:value="8096.174" calcext:value-type="float">
            <text:p>8096,174</text:p>
          </table:table-cell>
          <table:table-cell table:style-name="ce7"/>
          <table:table-cell table:style-name="ce7" table:formula="of:=MAX([.J3:.J12])" office:value-type="float" office:value="975.465" calcext:value-type="float">
            <text:p>975,465</text:p>
          </table:table-cell>
          <table:table-cell table:style-name="ce7" table:formula="of:=MAX([.K3:.K12])" office:value-type="float" office:value="4095.075" calcext:value-type="float">
            <text:p>4095,075</text:p>
          </table:table-cell>
          <table:table-cell table:style-name="ce7" table:formula="of:=MAX([.L3:.L12])" office:value-type="float" office:value="4011.725" calcext:value-type="float">
            <text:p>4011,725</text:p>
          </table:table-cell>
          <table:table-cell table:style-name="ce7"/>
          <table:table-cell table:style-name="ce7" table:formula="of:=MAX([.N3:.N12])" office:value-type="float" office:value="720.928" calcext:value-type="float">
            <text:p>720,928</text:p>
          </table:table-cell>
          <table:table-cell table:style-name="ce7" table:formula="of:=MAX([.O3:.O12])" office:value-type="float" office:value="2924.271" calcext:value-type="float">
            <text:p>2924,271</text:p>
          </table:table-cell>
          <table:table-cell table:style-name="ce7" table:formula="of:=MAX([.P3:.P12])" office:value-type="float" office:value="3066.337" calcext:value-type="float">
            <text:p>3066,337</text:p>
          </table:table-cell>
          <table:table-cell table:style-name="ce7"/>
          <table:table-cell table:style-name="ce7" table:formula="of:=MAX([.R3:.R12])" office:value-type="float" office:value="697.175" calcext:value-type="float">
            <text:p>697,175</text:p>
          </table:table-cell>
          <table:table-cell table:style-name="ce7" table:formula="of:=MAX([.S3:.S12])" office:value-type="float" office:value="2963.665" calcext:value-type="float">
            <text:p>2963,665</text:p>
          </table:table-cell>
          <table:table-cell table:style-name="ce7" table:formula="of:=MAX([.T3:.T12])" office:value-type="float" office:value="2820.361" calcext:value-type="float">
            <text:p>2820,361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7" table:formula="of:=MIN([.B3:.B12])" office:value-type="float" office:value="12666.305" calcext:value-type="float">
            <text:p>12666,305</text:p>
          </table:table-cell>
          <table:table-cell table:style-name="ce7" table:formula="of:=MIN([.C3:.C12])" office:value-type="float" office:value="51529.563" calcext:value-type="float">
            <text:p>51529,563</text:p>
          </table:table-cell>
          <table:table-cell table:style-name="ce7" table:formula="of:=MIN([.D3:.D12])" office:value-type="float" office:value="51567.343" calcext:value-type="float">
            <text:p>51567,343</text:p>
          </table:table-cell>
          <table:table-cell table:style-name="ce7"/>
          <table:table-cell table:style-name="ce7" table:formula="of:=MIN([.F3:.F12])" office:value-type="float" office:value="1873.951" calcext:value-type="float">
            <text:p>1873,951</text:p>
          </table:table-cell>
          <table:table-cell table:style-name="ce7" table:formula="of:=MIN([.G3:.G12])" office:value-type="float" office:value="7815.693" calcext:value-type="float">
            <text:p>7815,693</text:p>
          </table:table-cell>
          <table:table-cell table:style-name="ce7" table:formula="of:=MIN([.H3:.H12])" office:value-type="float" office:value="7805.986" calcext:value-type="float">
            <text:p>7805,986</text:p>
          </table:table-cell>
          <table:table-cell table:style-name="ce7"/>
          <table:table-cell table:style-name="ce7" table:formula="of:=MIN([.J3:.J12])" office:value-type="float" office:value="964.329" calcext:value-type="float">
            <text:p>964,329</text:p>
          </table:table-cell>
          <table:table-cell table:style-name="ce7" table:formula="of:=MIN([.K3:.K12])" office:value-type="float" office:value="4004.763" calcext:value-type="float">
            <text:p>4004,763</text:p>
          </table:table-cell>
          <table:table-cell table:style-name="ce7" table:formula="of:=MIN([.L3:.L12])" office:value-type="float" office:value="3998.238" calcext:value-type="float">
            <text:p>3998,238</text:p>
          </table:table-cell>
          <table:table-cell table:style-name="ce7"/>
          <table:table-cell table:style-name="ce7" table:formula="of:=MIN([.N3:.N12])" office:value-type="float" office:value="714.37" calcext:value-type="float">
            <text:p>714,37</text:p>
          </table:table-cell>
          <table:table-cell table:style-name="ce7" table:formula="of:=MIN([.O3:.O12])" office:value-type="float" office:value="2915.327" calcext:value-type="float">
            <text:p>2915,327</text:p>
          </table:table-cell>
          <table:table-cell table:style-name="ce7" table:formula="of:=MIN([.P3:.P12])" office:value-type="float" office:value="2919.965" calcext:value-type="float">
            <text:p>2919,965</text:p>
          </table:table-cell>
          <table:table-cell table:style-name="ce7"/>
          <table:table-cell table:style-name="ce7" table:formula="of:=MIN([.R3:.R12])" office:value-type="float" office:value="688.732" calcext:value-type="float">
            <text:p>688,732</text:p>
          </table:table-cell>
          <table:table-cell table:style-name="ce7" table:formula="of:=MIN([.S3:.S12])" office:value-type="float" office:value="2815.311" calcext:value-type="float">
            <text:p>2815,311</text:p>
          </table:table-cell>
          <table:table-cell table:style-name="ce7" table:formula="of:=MIN([.T3:.T12])" office:value-type="float" office:value="2812.919" calcext:value-type="float">
            <text:p>2812,919</text:p>
          </table:table-cell>
          <table:table-cell table:style-name="ce7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10">
            <text:p>GPU</text:p>
          </table:table-cell>
          <table:table-cell table:style-name="ce1" office:value-type="string" calcext:value-type="string" table:number-columns-spanned="3" table:number-rows-spanned="10">
            <text:p>X</text:p>
          </table:table-cell>
          <table:covered-table-cell table:number-columns-repeated="2" table:style-name="ce2"/>
          <table:table-cell table:style-name="Default"/>
          <table:table-cell office:value-type="float" office:value="751.258" calcext:value-type="float">
            <text:p>751,258</text:p>
          </table:table-cell>
          <table:table-cell office:value-type="float" office:value="2478.392" calcext:value-type="float">
            <text:p>2478,392</text:p>
          </table:table-cell>
          <table:table-cell office:value-type="float" office:value="2488.861" calcext:value-type="float">
            <text:p>2488,861</text:p>
          </table:table-cell>
          <table:table-cell table:style-name="Default"/>
          <table:table-cell office:value-type="float" office:value="754.814" calcext:value-type="float">
            <text:p>754,814</text:p>
          </table:table-cell>
          <table:table-cell office:value-type="float" office:value="2500.152" calcext:value-type="float">
            <text:p>2500,152</text:p>
          </table:table-cell>
          <table:table-cell office:value-type="float" office:value="2497.345" calcext:value-type="float">
            <text:p>2497,345</text:p>
          </table:table-cell>
          <table:table-cell table:style-name="Default"/>
          <table:table-cell table:style-name="ce10" office:value-type="float" office:value="740.792" calcext:value-type="float">
            <text:p>740,792</text:p>
          </table:table-cell>
          <table:table-cell table:style-name="ce10" office:value-type="float" office:value="2444.512" calcext:value-type="float">
            <text:p>2444,512</text:p>
          </table:table-cell>
          <table:table-cell table:style-name="ce10" office:value-type="float" office:value="2443.673" calcext:value-type="float">
            <text:p>2443,673</text:p>
          </table:table-cell>
          <table:table-cell table:style-name="Default"/>
          <table:table-cell table:style-name="ce13" office:value-type="float" office:value="746.24" calcext:value-type="float">
            <text:p>746,24</text:p>
          </table:table-cell>
          <table:table-cell table:style-name="Default" office:value-type="float" office:value="2463.609" calcext:value-type="float">
            <text:p>2463,609</text:p>
          </table:table-cell>
          <table:table-cell table:style-name="ce14" office:value-type="float" office:value="2460.948" calcext:value-type="float">
            <text:p>2460,95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8.782" calcext:value-type="float">
            <text:p>748,782</text:p>
          </table:table-cell>
          <table:table-cell office:value-type="float" office:value="2475.711" calcext:value-type="float">
            <text:p>2475,711</text:p>
          </table:table-cell>
          <table:table-cell office:value-type="float" office:value="2477.993" calcext:value-type="float">
            <text:p>2477,993</text:p>
          </table:table-cell>
          <table:table-cell table:style-name="Default"/>
          <table:table-cell office:value-type="float" office:value="756.504" calcext:value-type="float">
            <text:p>756,504</text:p>
          </table:table-cell>
          <table:table-cell office:value-type="float" office:value="2489.521" calcext:value-type="float">
            <text:p>2489,521</text:p>
          </table:table-cell>
          <table:table-cell office:value-type="float" office:value="2493.554" calcext:value-type="float">
            <text:p>2493,554</text:p>
          </table:table-cell>
          <table:table-cell table:style-name="Default"/>
          <table:table-cell table:style-name="ce10" office:value-type="float" office:value="733.64" calcext:value-type="float">
            <text:p>733,64</text:p>
          </table:table-cell>
          <table:table-cell table:style-name="ce10" office:value-type="float" office:value="2443.648" calcext:value-type="float">
            <text:p>2443,648</text:p>
          </table:table-cell>
          <table:table-cell table:style-name="ce10" office:value-type="float" office:value="2441.729" calcext:value-type="float">
            <text:p>2441,729</text:p>
          </table:table-cell>
          <table:table-cell table:style-name="Default"/>
          <table:table-cell table:style-name="Default" office:value-type="float" office:value="745.178" calcext:value-type="float">
            <text:p>745,178</text:p>
          </table:table-cell>
          <table:table-cell table:style-name="Default" office:value-type="float" office:value="2466.341" calcext:value-type="float">
            <text:p>2466,341</text:p>
          </table:table-cell>
          <table:table-cell table:style-name="Default" office:value-type="float" office:value="2458.129" calcext:value-type="float">
            <text:p>2458,129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2.702" calcext:value-type="float">
            <text:p>752,702</text:p>
          </table:table-cell>
          <table:table-cell office:value-type="float" office:value="2476.189" calcext:value-type="float">
            <text:p>2476,189</text:p>
          </table:table-cell>
          <table:table-cell office:value-type="float" office:value="2492.988" calcext:value-type="float">
            <text:p>2492,988</text:p>
          </table:table-cell>
          <table:table-cell table:style-name="Default"/>
          <table:table-cell office:value-type="float" office:value="751.329" calcext:value-type="float">
            <text:p>751,329</text:p>
          </table:table-cell>
          <table:table-cell office:value-type="float" office:value="2498.531" calcext:value-type="float">
            <text:p>2498,531</text:p>
          </table:table-cell>
          <table:table-cell office:value-type="float" office:value="2515.292" calcext:value-type="float">
            <text:p>2515,292</text:p>
          </table:table-cell>
          <table:table-cell table:style-name="Default"/>
          <table:table-cell table:style-name="ce10" office:value-type="float" office:value="733.491" calcext:value-type="float">
            <text:p>733,491</text:p>
          </table:table-cell>
          <table:table-cell table:style-name="ce10" office:value-type="float" office:value="2461.944" calcext:value-type="float">
            <text:p>2461,944</text:p>
          </table:table-cell>
          <table:table-cell table:style-name="ce10" office:value-type="float" office:value="2441.523" calcext:value-type="float">
            <text:p>2441,523</text:p>
          </table:table-cell>
          <table:table-cell table:style-name="Default"/>
          <table:table-cell table:style-name="Default" office:value-type="float" office:value="751.981" calcext:value-type="float">
            <text:p>751,981</text:p>
          </table:table-cell>
          <table:table-cell table:style-name="Default" office:value-type="float" office:value="2466.557" calcext:value-type="float">
            <text:p>2466,557</text:p>
          </table:table-cell>
          <table:table-cell table:style-name="Default" office:value-type="float" office:value="2472.554" calcext:value-type="float">
            <text:p>2472,554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3.387" calcext:value-type="float">
            <text:p>753,387</text:p>
          </table:table-cell>
          <table:table-cell office:value-type="float" office:value="2476.684" calcext:value-type="float">
            <text:p>2476,684</text:p>
          </table:table-cell>
          <table:table-cell office:value-type="float" office:value="2480.444" calcext:value-type="float">
            <text:p>2480,444</text:p>
          </table:table-cell>
          <table:table-cell table:style-name="Default"/>
          <table:table-cell office:value-type="float" office:value="758.947" calcext:value-type="float">
            <text:p>758,947</text:p>
          </table:table-cell>
          <table:table-cell office:value-type="float" office:value="2492.816" calcext:value-type="float">
            <text:p>2492,816</text:p>
          </table:table-cell>
          <table:table-cell office:value-type="float" office:value="2489.435" calcext:value-type="float">
            <text:p>2489,435</text:p>
          </table:table-cell>
          <table:table-cell table:style-name="Default"/>
          <table:table-cell table:style-name="ce10" office:value-type="float" office:value="740.082" calcext:value-type="float">
            <text:p>740,082</text:p>
          </table:table-cell>
          <table:table-cell table:style-name="ce10" office:value-type="float" office:value="2443.826" calcext:value-type="float">
            <text:p>2443,826</text:p>
          </table:table-cell>
          <table:table-cell table:style-name="ce10" office:value-type="float" office:value="2441.864" calcext:value-type="float">
            <text:p>2441,864</text:p>
          </table:table-cell>
          <table:table-cell table:style-name="Default"/>
          <table:table-cell table:style-name="Default" office:value-type="float" office:value="748.196" calcext:value-type="float">
            <text:p>748,196</text:p>
          </table:table-cell>
          <table:table-cell table:style-name="Default" office:value-type="float" office:value="2486.683" calcext:value-type="float">
            <text:p>2486,683</text:p>
          </table:table-cell>
          <table:table-cell table:style-name="Default" office:value-type="float" office:value="2461.054" calcext:value-type="float">
            <text:p>2461,054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8.455" calcext:value-type="float">
            <text:p>758,455</text:p>
          </table:table-cell>
          <table:table-cell office:value-type="float" office:value="2475.957" calcext:value-type="float">
            <text:p>2475,957</text:p>
          </table:table-cell>
          <table:table-cell office:value-type="float" office:value="2484.693" calcext:value-type="float">
            <text:p>2484,693</text:p>
          </table:table-cell>
          <table:table-cell table:style-name="Default"/>
          <table:table-cell office:value-type="float" office:value="754.468" calcext:value-type="float">
            <text:p>754,468</text:p>
          </table:table-cell>
          <table:table-cell office:value-type="float" office:value="2490.46" calcext:value-type="float">
            <text:p>2490,46</text:p>
          </table:table-cell>
          <table:table-cell office:value-type="float" office:value="2486.518" calcext:value-type="float">
            <text:p>2486,518</text:p>
          </table:table-cell>
          <table:table-cell table:style-name="Default"/>
          <table:table-cell table:style-name="ce10" office:value-type="float" office:value="736.381" calcext:value-type="float">
            <text:p>736,381</text:p>
          </table:table-cell>
          <table:table-cell table:style-name="ce10" office:value-type="float" office:value="2457.58" calcext:value-type="float">
            <text:p>2457,58</text:p>
          </table:table-cell>
          <table:table-cell table:style-name="ce10" office:value-type="float" office:value="2473.682" calcext:value-type="float">
            <text:p>2473,682</text:p>
          </table:table-cell>
          <table:table-cell table:style-name="Default"/>
          <table:table-cell table:style-name="Default" office:value-type="float" office:value="754.324" calcext:value-type="float">
            <text:p>754,324</text:p>
          </table:table-cell>
          <table:table-cell table:style-name="Default" office:value-type="float" office:value="2463.355" calcext:value-type="float">
            <text:p>2463,355</text:p>
          </table:table-cell>
          <table:table-cell table:style-name="Default" office:value-type="float" office:value="2488.186" calcext:value-type="float">
            <text:p>2488,186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49.501" calcext:value-type="float">
            <text:p>749,501</text:p>
          </table:table-cell>
          <table:table-cell office:value-type="float" office:value="2504.299" calcext:value-type="float">
            <text:p>2504,299</text:p>
          </table:table-cell>
          <table:table-cell office:value-type="float" office:value="2481.072" calcext:value-type="float">
            <text:p>2481,072</text:p>
          </table:table-cell>
          <table:table-cell table:style-name="Default"/>
          <table:table-cell office:value-type="float" office:value="756.908" calcext:value-type="float">
            <text:p>756,908</text:p>
          </table:table-cell>
          <table:table-cell office:value-type="float" office:value="2486.942" calcext:value-type="float">
            <text:p>2486,942</text:p>
          </table:table-cell>
          <table:table-cell office:value-type="float" office:value="2499.965" calcext:value-type="float">
            <text:p>2499,965</text:p>
          </table:table-cell>
          <table:table-cell table:style-name="Default"/>
          <table:table-cell table:style-name="ce10" office:value-type="float" office:value="739.999" calcext:value-type="float">
            <text:p>739,999</text:p>
          </table:table-cell>
          <table:table-cell table:style-name="ce10" office:value-type="float" office:value="2443.454" calcext:value-type="float">
            <text:p>2443,454</text:p>
          </table:table-cell>
          <table:table-cell table:style-name="ce10" office:value-type="float" office:value="2442.503" calcext:value-type="float">
            <text:p>2442,503</text:p>
          </table:table-cell>
          <table:table-cell table:style-name="Default"/>
          <table:table-cell table:style-name="Default" office:value-type="float" office:value="747.021" calcext:value-type="float">
            <text:p>747,021</text:p>
          </table:table-cell>
          <table:table-cell table:style-name="Default" office:value-type="float" office:value="2459.471" calcext:value-type="float">
            <text:p>2459,471</text:p>
          </table:table-cell>
          <table:table-cell table:style-name="Default" office:value-type="float" office:value="2491.887" calcext:value-type="float">
            <text:p>2491,887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60.051" calcext:value-type="float">
            <text:p>760,051</text:p>
          </table:table-cell>
          <table:table-cell office:value-type="float" office:value="2477.788" calcext:value-type="float">
            <text:p>2477,788</text:p>
          </table:table-cell>
          <table:table-cell office:value-type="float" office:value="2479.857" calcext:value-type="float">
            <text:p>2479,857</text:p>
          </table:table-cell>
          <table:table-cell table:style-name="Default"/>
          <table:table-cell office:value-type="float" office:value="751.068" calcext:value-type="float">
            <text:p>751,068</text:p>
          </table:table-cell>
          <table:table-cell office:value-type="float" office:value="2494.641" calcext:value-type="float">
            <text:p>2494,641</text:p>
          </table:table-cell>
          <table:table-cell office:value-type="float" office:value="2495.042" calcext:value-type="float">
            <text:p>2495,042</text:p>
          </table:table-cell>
          <table:table-cell table:style-name="Default"/>
          <table:table-cell table:style-name="ce10" office:value-type="float" office:value="734.245" calcext:value-type="float">
            <text:p>734,245</text:p>
          </table:table-cell>
          <table:table-cell table:style-name="ce10" office:value-type="float" office:value="2443.712" calcext:value-type="float">
            <text:p>2443,712</text:p>
          </table:table-cell>
          <table:table-cell table:style-name="ce10" office:value-type="float" office:value="2442.705" calcext:value-type="float">
            <text:p>2442,705</text:p>
          </table:table-cell>
          <table:table-cell table:style-name="Default"/>
          <table:table-cell table:style-name="Default" office:value-type="float" office:value="747.237" calcext:value-type="float">
            <text:p>747,237</text:p>
          </table:table-cell>
          <table:table-cell table:style-name="Default" office:value-type="float" office:value="2461.644" calcext:value-type="float">
            <text:p>2461,644</text:p>
          </table:table-cell>
          <table:table-cell table:style-name="Default" office:value-type="float" office:value="2459.436" calcext:value-type="float">
            <text:p>2459,436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1.951" calcext:value-type="float">
            <text:p>751,951</text:p>
          </table:table-cell>
          <table:table-cell office:value-type="float" office:value="2501.742" calcext:value-type="float">
            <text:p>2501,742</text:p>
          </table:table-cell>
          <table:table-cell office:value-type="float" office:value="2506.628" calcext:value-type="float">
            <text:p>2506,628</text:p>
          </table:table-cell>
          <table:table-cell table:style-name="Default"/>
          <table:table-cell office:value-type="float" office:value="758.88" calcext:value-type="float">
            <text:p>758,88</text:p>
          </table:table-cell>
          <table:table-cell office:value-type="float" office:value="2499.091" calcext:value-type="float">
            <text:p>2499,091</text:p>
          </table:table-cell>
          <table:table-cell office:value-type="float" office:value="2505.343" calcext:value-type="float">
            <text:p>2505,343</text:p>
          </table:table-cell>
          <table:table-cell table:style-name="Default"/>
          <table:table-cell table:style-name="ce10" office:value-type="float" office:value="733.944" calcext:value-type="float">
            <text:p>733,944</text:p>
          </table:table-cell>
          <table:table-cell table:style-name="ce10" office:value-type="float" office:value="2445.294" calcext:value-type="float">
            <text:p>2445,294</text:p>
          </table:table-cell>
          <table:table-cell table:style-name="ce10" office:value-type="float" office:value="2454.873" calcext:value-type="float">
            <text:p>2454,873</text:p>
          </table:table-cell>
          <table:table-cell table:style-name="Default"/>
          <table:table-cell table:style-name="Default" office:value-type="float" office:value="742.295" calcext:value-type="float">
            <text:p>742,295</text:p>
          </table:table-cell>
          <table:table-cell table:style-name="Default" office:value-type="float" office:value="2460.063" calcext:value-type="float">
            <text:p>2460,063</text:p>
          </table:table-cell>
          <table:table-cell table:style-name="Default" office:value-type="float" office:value="2457.891" calcext:value-type="float">
            <text:p>2457,891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5.191" calcext:value-type="float">
            <text:p>755,191</text:p>
          </table:table-cell>
          <table:table-cell office:value-type="float" office:value="2476.712" calcext:value-type="float">
            <text:p>2476,712</text:p>
          </table:table-cell>
          <table:table-cell office:value-type="float" office:value="2491.08" calcext:value-type="float">
            <text:p>2491,08</text:p>
          </table:table-cell>
          <table:table-cell table:style-name="Default"/>
          <table:table-cell office:value-type="float" office:value="752.782" calcext:value-type="float">
            <text:p>752,782</text:p>
          </table:table-cell>
          <table:table-cell office:value-type="float" office:value="2495.308" calcext:value-type="float">
            <text:p>2495,308</text:p>
          </table:table-cell>
          <table:table-cell office:value-type="float" office:value="2488.284" calcext:value-type="float">
            <text:p>2488,284</text:p>
          </table:table-cell>
          <table:table-cell table:style-name="Default"/>
          <table:table-cell table:style-name="ce10" office:value-type="float" office:value="738.621" calcext:value-type="float">
            <text:p>738,621</text:p>
          </table:table-cell>
          <table:table-cell table:style-name="ce10" office:value-type="float" office:value="2443.506" calcext:value-type="float">
            <text:p>2443,506</text:p>
          </table:table-cell>
          <table:table-cell table:style-name="ce10" office:value-type="float" office:value="2441.719" calcext:value-type="float">
            <text:p>2441,719</text:p>
          </table:table-cell>
          <table:table-cell table:style-name="Default"/>
          <table:table-cell table:style-name="Default" office:value-type="float" office:value="748.816" calcext:value-type="float">
            <text:p>748,816</text:p>
          </table:table-cell>
          <table:table-cell table:style-name="Default" office:value-type="float" office:value="2459.265" calcext:value-type="float">
            <text:p>2459,265</text:p>
          </table:table-cell>
          <table:table-cell table:style-name="Default" office:value-type="float" office:value="2472.528" calcext:value-type="float">
            <text:p>2472,528</text:p>
          </table:table-cell>
          <table:table-cell table:style-name="Default" table:number-columns-repeated="1004"/>
        </table:table-row>
        <table:table-row table:style-name="ro1">
          <table:covered-table-cell table:number-columns-repeated="4" table:style-name="ce2"/>
          <table:table-cell table:style-name="Default"/>
          <table:table-cell office:value-type="float" office:value="750.631" calcext:value-type="float">
            <text:p>750,631</text:p>
          </table:table-cell>
          <table:table-cell office:value-type="float" office:value="2476.287" calcext:value-type="float">
            <text:p>2476,287</text:p>
          </table:table-cell>
          <table:table-cell office:value-type="float" office:value="2480.022" calcext:value-type="float">
            <text:p>2480,022</text:p>
          </table:table-cell>
          <table:table-cell table:style-name="Default"/>
          <table:table-cell office:value-type="float" office:value="757.884" calcext:value-type="float">
            <text:p>757,884</text:p>
          </table:table-cell>
          <table:table-cell office:value-type="float" office:value="2487.972" calcext:value-type="float">
            <text:p>2487,972</text:p>
          </table:table-cell>
          <table:table-cell office:value-type="float" office:value="2488.831" calcext:value-type="float">
            <text:p>2488,831</text:p>
          </table:table-cell>
          <table:table-cell table:style-name="Default"/>
          <table:table-cell table:style-name="ce10" office:value-type="float" office:value="734.338" calcext:value-type="float">
            <text:p>734,338</text:p>
          </table:table-cell>
          <table:table-cell table:style-name="ce10" office:value-type="float" office:value="2473.037" calcext:value-type="float">
            <text:p>2473,037</text:p>
          </table:table-cell>
          <table:table-cell table:style-name="ce10" office:value-type="float" office:value="2439.92" calcext:value-type="float">
            <text:p>2439,92</text:p>
          </table:table-cell>
          <table:table-cell table:style-name="Default"/>
          <table:table-cell table:style-name="Default" office:value-type="float" office:value="745.13" calcext:value-type="float">
            <text:p>745,13</text:p>
          </table:table-cell>
          <table:table-cell table:style-name="Default" office:value-type="float" office:value="2461.934" calcext:value-type="float">
            <text:p>2461,934</text:p>
          </table:table-cell>
          <table:table-cell table:style-name="Default" office:value-type="float" office:value="2467.315" calcext:value-type="float">
            <text:p>2467,315</text:p>
          </table:table-cell>
          <table:table-cell table:style-name="Default" table:number-columns-repeated="100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media</text:p>
          </table:table-cell>
          <table:table-cell table:number-columns-repeated="4"/>
          <table:table-cell table:style-name="ce9" table:formula="of:=SUM([.F18:.F27])/COUNT([.F18:.F27])" office:value-type="float" office:value="753.1909" calcext:value-type="float">
            <text:p>753,1909</text:p>
          </table:table-cell>
          <table:table-cell table:style-name="ce9" table:formula="of:=SUM([.G18:.G27])/COUNT([.G18:.G27])" office:value-type="float" office:value="2481.9761" calcext:value-type="float">
            <text:p>2481,9761</text:p>
          </table:table-cell>
          <table:table-cell table:style-name="ce9" table:formula="of:=SUM([.H18:.H27])/COUNT([.H18:.H27])" office:value-type="float" office:value="2486.3638" calcext:value-type="float">
            <text:p>2486,3638</text:p>
          </table:table-cell>
          <table:table-cell/>
          <table:table-cell table:style-name="ce9" table:formula="of:=SUM([.J18:.J27])/COUNT([.J18:.J27])" office:value-type="float" office:value="755.3584" calcext:value-type="float">
            <text:p>755,3584</text:p>
          </table:table-cell>
          <table:table-cell table:style-name="ce9" table:formula="of:=SUM([.K18:.K27])/COUNT([.K18:.K27])" office:value-type="float" office:value="2493.5434" calcext:value-type="float">
            <text:p>2493,5434</text:p>
          </table:table-cell>
          <table:table-cell table:style-name="ce9" table:formula="of:=SUM([.L18:.L27])/COUNT([.L18:.L27])" office:value-type="float" office:value="2495.9609" calcext:value-type="float">
            <text:p>2495,9609</text:p>
          </table:table-cell>
          <table:table-cell/>
          <table:table-cell table:style-name="ce9" table:formula="of:=SUM([.N18:.N27])/COUNT([.N18:.N27])" office:value-type="float" office:value="736.5533" calcext:value-type="float">
            <text:p>736,5533</text:p>
          </table:table-cell>
          <table:table-cell table:style-name="ce9" table:formula="of:=SUM([.O18:.O27])/COUNT([.O18:.O27])" office:value-type="float" office:value="2450.0513" calcext:value-type="float">
            <text:p>2450,0513</text:p>
          </table:table-cell>
          <table:table-cell table:style-name="ce9" table:formula="of:=SUM([.P18:.P27])/COUNT([.P18:.P27])" office:value-type="float" office:value="2446.4191" calcext:value-type="float">
            <text:p>2446,4191</text:p>
          </table:table-cell>
          <table:table-cell table:style-name="ce9"/>
          <table:table-cell table:style-name="ce9" table:formula="of:=SUM([.R18:.R27])/COUNT([.R18:.R27])" office:value-type="float" office:value="747.6418" calcext:value-type="float">
            <text:p>747,6418</text:p>
          </table:table-cell>
          <table:table-cell table:style-name="ce9" table:formula="of:=SUM([.S18:.S27])/COUNT([.S18:.S27])" office:value-type="float" office:value="2464.8922" calcext:value-type="float">
            <text:p>2464,8922</text:p>
          </table:table-cell>
          <table:table-cell table:style-name="ce9" table:formula="of:=SUM([.T18:.T27])/COUNT([.T18:.T27])" office:value-type="float" office:value="2468.9928" calcext:value-type="float">
            <text:p>2468,9928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number-columns-repeated="4"/>
          <table:table-cell table:style-name="ce9" table:formula="of:=MAX([.F18:.F27])" office:value-type="float" office:value="760.051" calcext:value-type="float">
            <text:p>760,051</text:p>
          </table:table-cell>
          <table:table-cell table:style-name="ce9" table:formula="of:=MAX([.G18:.G27])" office:value-type="float" office:value="2504.299" calcext:value-type="float">
            <text:p>2504,299</text:p>
          </table:table-cell>
          <table:table-cell table:style-name="ce9" table:formula="of:=MAX([.H18:.H27])" office:value-type="float" office:value="2506.628" calcext:value-type="float">
            <text:p>2506,628</text:p>
          </table:table-cell>
          <table:table-cell/>
          <table:table-cell table:style-name="ce9" table:formula="of:=MAX([.J18:.J27])" office:value-type="float" office:value="758.947" calcext:value-type="float">
            <text:p>758,947</text:p>
          </table:table-cell>
          <table:table-cell table:style-name="ce9" table:formula="of:=MAX([.K18:.K27])" office:value-type="float" office:value="2500.152" calcext:value-type="float">
            <text:p>2500,152</text:p>
          </table:table-cell>
          <table:table-cell table:style-name="ce9" table:formula="of:=MAX([.L18:.L27])" office:value-type="float" office:value="2515.292" calcext:value-type="float">
            <text:p>2515,292</text:p>
          </table:table-cell>
          <table:table-cell/>
          <table:table-cell table:style-name="ce9" table:formula="of:=MAX([.N18:.N27])" office:value-type="float" office:value="740.792" calcext:value-type="float">
            <text:p>740,792</text:p>
          </table:table-cell>
          <table:table-cell table:style-name="ce9" table:formula="of:=MAX([.O18:.O27])" office:value-type="float" office:value="2473.037" calcext:value-type="float">
            <text:p>2473,037</text:p>
          </table:table-cell>
          <table:table-cell table:style-name="ce9" table:formula="of:=MAX([.P18:.P27])" office:value-type="float" office:value="2473.682" calcext:value-type="float">
            <text:p>2473,682</text:p>
          </table:table-cell>
          <table:table-cell table:style-name="ce9"/>
          <table:table-cell table:style-name="ce9" table:formula="of:=MAX([.R18:.R27])" office:value-type="float" office:value="754.324" calcext:value-type="float">
            <text:p>754,324</text:p>
          </table:table-cell>
          <table:table-cell table:style-name="ce9" table:formula="of:=MAX([.S18:.S27])" office:value-type="float" office:value="2486.683" calcext:value-type="float">
            <text:p>2486,683</text:p>
          </table:table-cell>
          <table:table-cell table:style-name="ce9" table:formula="of:=MAX([.T18:.T27])" office:value-type="float" office:value="2491.887" calcext:value-type="float">
            <text:p>2491,887</text:p>
          </table:table-cell>
          <table:table-cell table:style-name="ce7" table:number-columns-repeated="1004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number-columns-repeated="4"/>
          <table:table-cell table:style-name="ce9" table:formula="of:=MIN([.F18:.F27])" office:value-type="float" office:value="748.782" calcext:value-type="float">
            <text:p>748,782</text:p>
          </table:table-cell>
          <table:table-cell table:style-name="ce9" table:formula="of:=MIN([.G18:.G27])" office:value-type="float" office:value="2475.711" calcext:value-type="float">
            <text:p>2475,711</text:p>
          </table:table-cell>
          <table:table-cell table:style-name="ce9" table:formula="of:=MIN([.H18:.H27])" office:value-type="float" office:value="2477.993" calcext:value-type="float">
            <text:p>2477,993</text:p>
          </table:table-cell>
          <table:table-cell/>
          <table:table-cell table:style-name="ce9" table:formula="of:=MIN([.J18:.J27])" office:value-type="float" office:value="751.068" calcext:value-type="float">
            <text:p>751,068</text:p>
          </table:table-cell>
          <table:table-cell table:style-name="ce9" table:formula="of:=MIN([.K18:.K27])" office:value-type="float" office:value="2486.942" calcext:value-type="float">
            <text:p>2486,942</text:p>
          </table:table-cell>
          <table:table-cell table:style-name="ce9" table:formula="of:=MIN([.L18:.L27])" office:value-type="float" office:value="2486.518" calcext:value-type="float">
            <text:p>2486,518</text:p>
          </table:table-cell>
          <table:table-cell/>
          <table:table-cell table:style-name="ce9" table:formula="of:=MIN([.N18:.N27])" office:value-type="float" office:value="733.491" calcext:value-type="float">
            <text:p>733,491</text:p>
          </table:table-cell>
          <table:table-cell table:style-name="ce9" table:formula="of:=MIN([.O18:.O27])" office:value-type="float" office:value="2443.454" calcext:value-type="float">
            <text:p>2443,454</text:p>
          </table:table-cell>
          <table:table-cell table:style-name="ce9" table:formula="of:=MIN([.P18:.P27])" office:value-type="float" office:value="2439.92" calcext:value-type="float">
            <text:p>2439,92</text:p>
          </table:table-cell>
          <table:table-cell table:style-name="ce9"/>
          <table:table-cell table:style-name="ce9" table:formula="of:=MIN([.R18:.R27])" office:value-type="float" office:value="742.295" calcext:value-type="float">
            <text:p>742,295</text:p>
          </table:table-cell>
          <table:table-cell table:style-name="ce9" table:formula="of:=MIN([.S18:.S27])" office:value-type="float" office:value="2459.265" calcext:value-type="float">
            <text:p>2459,265</text:p>
          </table:table-cell>
          <table:table-cell table:style-name="ce9" table:formula="of:=MIN([.T18:.T27])" office:value-type="float" office:value="2457.891" calcext:value-type="float">
            <text:p>2457,891</text:p>
          </table:table-cell>
          <table:table-cell table:style-name="ce7" table:number-columns-repeated="1004"/>
        </table:table-row>
        <table:table-row table:style-name="ro1">
          <table:table-cell table:style-name="ce4"/>
          <table:table-cell table:style-name="Default" table:number-columns-repeated="15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,00011516</text:p>
          </table:table-cell>
          <table:table-cell office:value-type="float" office:value="-0.000147" calcext:value-type="float">
            <text:p>-0,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,00011516</text:p>
          </table:table-cell>
          <table:table-cell office:value-type="float" office:value="-0.000147" calcext:value-type="float">
            <text:p>-0,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,00011516</text:p>
          </table:table-cell>
          <table:table-cell office:value-type="float" office:value="-0.000147" calcext:value-type="float">
            <text:p>-0,00014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00011516" calcext:value-type="float">
            <text:p>0,00011516</text:p>
          </table:table-cell>
          <table:table-cell office:value-type="float" office:value="-0.000147" calcext:value-type="float">
            <text:p>-0,000147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011516" calcext:value-type="float">
            <text:p>0,00011516</text:p>
          </table:table-cell>
          <table:table-cell table:style-name="Default" office:value-type="float" office:value="-0.000147" calcext:value-type="float">
            <text:p>-0,00014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B</text:p>
          </table:table-cell>
          <table:table-cell office:value-type="float" office:value="-0.00043" calcext:value-type="float">
            <text:p>-0,00043</text:p>
          </table:table-cell>
          <table:table-cell office:value-type="float" office:value="-0.000194" calcext:value-type="float">
            <text:p>-0,000194</text:p>
          </table:table-cell>
          <table:table-cell office:value-type="float" office:value="-0.000139" calcext:value-type="float">
            <text:p>-0,000139</text:p>
          </table:table-cell>
          <table:table-cell table:style-name="Default"/>
          <table:table-cell office:value-type="float" office:value="-0.00043" calcext:value-type="float">
            <text:p>-0,00043</text:p>
          </table:table-cell>
          <table:table-cell office:value-type="float" office:value="-0.000194" calcext:value-type="float">
            <text:p>-0,000194</text:p>
          </table:table-cell>
          <table:table-cell office:value-type="float" office:value="-0.000139" calcext:value-type="float">
            <text:p>-0,000139</text:p>
          </table:table-cell>
          <table:table-cell table:style-name="Default"/>
          <table:table-cell office:value-type="float" office:value="-0.00043" calcext:value-type="float">
            <text:p>-0,00043</text:p>
          </table:table-cell>
          <table:table-cell office:value-type="float" office:value="-0.000194" calcext:value-type="float">
            <text:p>-0,000194</text:p>
          </table:table-cell>
          <table:table-cell office:value-type="float" office:value="-0.000139" calcext:value-type="float">
            <text:p>-0,000139</text:p>
          </table:table-cell>
          <table:table-cell table:style-name="Default"/>
          <table:table-cell office:value-type="float" office:value="-0.00043" calcext:value-type="float">
            <text:p>-0,00043</text:p>
          </table:table-cell>
          <table:table-cell office:value-type="float" office:value="-0.000194" calcext:value-type="float">
            <text:p>-0,000194</text:p>
          </table:table-cell>
          <table:table-cell office:value-type="float" office:value="-0.000139" calcext:value-type="float">
            <text:p>-0,000139</text:p>
          </table:table-cell>
          <table:table-cell/>
          <table:table-cell table:style-name="Default" office:value-type="float" office:value="-0.00043" calcext:value-type="float">
            <text:p>-0,00043</text:p>
          </table:table-cell>
          <table:table-cell table:style-name="Default" office:value-type="float" office:value="-0.000194" calcext:value-type="float">
            <text:p>-0,000194</text:p>
          </table:table-cell>
          <table:table-cell table:style-name="Default" office:value-type="float" office:value="-0.000139" calcext:value-type="float">
            <text:p>-0,000139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8" office:value-type="float" office:value="0.00000088" calcext:value-type="float">
            <text:p>8,80E-007</text:p>
          </table:table-cell>
          <table:table-cell table:style-name="ce8" office:value-type="float" office:value="0.00000074" calcext:value-type="float">
            <text:p>7,40E-007</text:p>
          </table:table-cell>
          <table:table-cell table:style-name="ce8" office:value-type="float" office:value="0.0000005096" calcext:value-type="float">
            <text:p>5,10E-007</text:p>
          </table:table-cell>
          <table:table-cell table:style-name="ce8"/>
          <table:table-cell table:style-name="ce8" office:value-type="float" office:value="0.00000088" calcext:value-type="float">
            <text:p>8,80E-007</text:p>
          </table:table-cell>
          <table:table-cell table:style-name="ce8" office:value-type="float" office:value="0.00000074" calcext:value-type="float">
            <text:p>7,40E-007</text:p>
          </table:table-cell>
          <table:table-cell table:style-name="ce8" office:value-type="float" office:value="0.0000005096" calcext:value-type="float">
            <text:p>5,10E-007</text:p>
          </table:table-cell>
          <table:table-cell table:style-name="ce8"/>
          <table:table-cell table:style-name="ce8" office:value-type="float" office:value="0.00000088" calcext:value-type="float">
            <text:p>8,80E-007</text:p>
          </table:table-cell>
          <table:table-cell table:style-name="ce8" office:value-type="float" office:value="0.00000074" calcext:value-type="float">
            <text:p>7,40E-007</text:p>
          </table:table-cell>
          <table:table-cell table:style-name="ce8" office:value-type="float" office:value="0.0000005096" calcext:value-type="float">
            <text:p>5,10E-007</text:p>
          </table:table-cell>
          <table:table-cell table:style-name="Default"/>
          <table:table-cell table:style-name="ce8" office:value-type="float" office:value="0.00000088" calcext:value-type="float">
            <text:p>8,80E-007</text:p>
          </table:table-cell>
          <table:table-cell table:style-name="ce8" office:value-type="float" office:value="0.00000074" calcext:value-type="float">
            <text:p>7,40E-007</text:p>
          </table:table-cell>
          <table:table-cell table:style-name="ce8" office:value-type="float" office:value="0.0000005096" calcext:value-type="float">
            <text:p>5,10E-007</text:p>
          </table:table-cell>
          <table:table-cell/>
          <table:table-cell table:style-name="ce8" office:value-type="float" office:value="0.00000088" calcext:value-type="float">
            <text:p>8,80E-007</text:p>
          </table:table-cell>
          <table:table-cell table:style-name="ce8" office:value-type="float" office:value="0.00000074" calcext:value-type="float">
            <text:p>7,40E-007</text:p>
          </table:table-cell>
          <table:table-cell table:style-name="ce8" office:value-type="float" office:value="0.0000005096" calcext:value-type="float">
            <text:p>5,10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,00E-010</text:p>
          </table:table-cell>
          <table:table-cell table:style-name="ce8" office:value-type="float" office:value="0.0000003882" calcext:value-type="float">
            <text:p>3,88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007" calcext:value-type="float">
            <text:p>7,00E-010</text:p>
          </table:table-cell>
          <table:table-cell table:style-name="ce8" office:value-type="float" office:value="0.0000003882" calcext:value-type="float">
            <text:p>3,88E-007</text:p>
          </table:table-cell>
          <table:table-cell table:style-name="ce8"/>
          <table:table-cell table:style-name="ce8" office:value-type="float" office:value="5.32907E-015" calcext:value-type="float">
            <text:p>5,33E-015</text:p>
          </table:table-cell>
          <table:table-cell table:style-name="ce8" office:value-type="float" office:value="0.0000000007" calcext:value-type="float">
            <text:p>7,00E-010</text:p>
          </table:table-cell>
          <table:table-cell table:style-name="ce8" office:value-type="float" office:value="0.0000003882" calcext:value-type="float">
            <text:p>3,88E-007</text:p>
          </table:table-cell>
          <table:table-cell table:style-name="Default"/>
          <table:table-cell table:style-name="ce8" office:value-type="float" office:value="5.32907E-015" calcext:value-type="float">
            <text:p>5,33E-015</text:p>
          </table:table-cell>
          <table:table-cell table:style-name="ce8" office:value-type="float" office:value="0.0000000007" calcext:value-type="float">
            <text:p>7,00E-010</text:p>
          </table:table-cell>
          <table:table-cell table:style-name="ce8" office:value-type="float" office:value="0.0000003882" calcext:value-type="float">
            <text:p>3,88E-007</text:p>
          </table:table-cell>
          <table:table-cell/>
          <table:table-cell table:style-name="ce8" office:value-type="float" office:value="5.32907E-015" calcext:value-type="float">
            <text:p>5,33E-015</text:p>
          </table:table-cell>
          <table:table-cell table:style-name="ce8" office:value-type="float" office:value="0.0000000007" calcext:value-type="float">
            <text:p>7,00E-010</text:p>
          </table:table-cell>
          <table:table-cell table:style-name="ce8" office:value-type="float" office:value="0.0000003882" calcext:value-type="float">
            <text:p>3,88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,61E-008</text:p>
          </table:table-cell>
          <table:table-cell table:style-name="ce8" office:value-type="float" office:value="-0.00000014404" calcext:value-type="float">
            <text:p>-1,44E-007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 office:value-type="float" office:value="0.0000000561" calcext:value-type="float">
            <text:p>5,61E-008</text:p>
          </table:table-cell>
          <table:table-cell table:style-name="ce8" office:value-type="float" office:value="-0.00000014404" calcext:value-type="float">
            <text:p>-1,44E-007</text:p>
          </table:table-cell>
          <table:table-cell table:style-name="ce8"/>
          <table:table-cell table:style-name="ce8" office:value-type="float" office:value="5.32907E-015" calcext:value-type="float">
            <text:p>5,33E-015</text:p>
          </table:table-cell>
          <table:table-cell table:style-name="ce8" office:value-type="float" office:value="0.0000000561" calcext:value-type="float">
            <text:p>5,61E-008</text:p>
          </table:table-cell>
          <table:table-cell table:style-name="ce8" office:value-type="float" office:value="-0.00000014404" calcext:value-type="float">
            <text:p>-1,44E-007</text:p>
          </table:table-cell>
          <table:table-cell table:style-name="Default"/>
          <table:table-cell table:style-name="ce8" office:value-type="float" office:value="5.32907E-015" calcext:value-type="float">
            <text:p>5,33E-015</text:p>
          </table:table-cell>
          <table:table-cell table:style-name="ce8" office:value-type="float" office:value="0.0000000561" calcext:value-type="float">
            <text:p>5,61E-008</text:p>
          </table:table-cell>
          <table:table-cell table:style-name="ce8" office:value-type="float" office:value="-0.00000014404" calcext:value-type="float">
            <text:p>-1,44E-007</text:p>
          </table:table-cell>
          <table:table-cell/>
          <table:table-cell table:style-name="ce8" office:value-type="float" office:value="5.32907E-015" calcext:value-type="float">
            <text:p>5,33E-015</text:p>
          </table:table-cell>
          <table:table-cell table:style-name="ce8" office:value-type="float" office:value="0.0000000561" calcext:value-type="float">
            <text:p>5,61E-008</text:p>
          </table:table-cell>
          <table:table-cell table:style-name="ce8" office:value-type="float" office:value="-0.00000014404" calcext:value-type="float">
            <text:p>-1,44E-007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tack</text:p>
          </table:table-cell>
          <table:table-cell office:value-type="float" office:value="0.589791" calcext:value-type="float">
            <text:p>0,589791</text:p>
          </table:table-cell>
          <table:table-cell office:value-type="float" office:value="0.263432" calcext:value-type="float">
            <text:p>0,263432</text:p>
          </table:table-cell>
          <table:table-cell office:value-type="float" office:value="0.129953" calcext:value-type="float">
            <text:p>0,129953</text:p>
          </table:table-cell>
          <table:table-cell/>
          <table:table-cell office:value-type="float" office:value="0.589791" calcext:value-type="float">
            <text:p>0,589791</text:p>
          </table:table-cell>
          <table:table-cell office:value-type="float" office:value="0.263432" calcext:value-type="float">
            <text:p>0,263432</text:p>
          </table:table-cell>
          <table:table-cell office:value-type="float" office:value="0.129953" calcext:value-type="float">
            <text:p>0,129953</text:p>
          </table:table-cell>
          <table:table-cell/>
          <table:table-cell office:value-type="float" office:value="0.589791" calcext:value-type="float">
            <text:p>0,589791</text:p>
          </table:table-cell>
          <table:table-cell office:value-type="float" office:value="0.263432" calcext:value-type="float">
            <text:p>0,263432</text:p>
          </table:table-cell>
          <table:table-cell office:value-type="float" office:value="0.129953" calcext:value-type="float">
            <text:p>0,129953</text:p>
          </table:table-cell>
          <table:table-cell table:style-name="Default"/>
          <table:table-cell office:value-type="float" office:value="0.589791" calcext:value-type="float">
            <text:p>0,589791</text:p>
          </table:table-cell>
          <table:table-cell office:value-type="float" office:value="0.263432" calcext:value-type="float">
            <text:p>0,263432</text:p>
          </table:table-cell>
          <table:table-cell office:value-type="float" office:value="0.129953" calcext:value-type="float">
            <text:p>0,129953</text:p>
          </table:table-cell>
          <table:table-cell/>
          <table:table-cell office:value-type="float" office:value="0.589791" calcext:value-type="float">
            <text:p>0,589791</text:p>
          </table:table-cell>
          <table:table-cell office:value-type="float" office:value="0.263432" calcext:value-type="float">
            <text:p>0,263432</text:p>
          </table:table-cell>
          <table:table-cell office:value-type="float" office:value="0.129953" calcext:value-type="float">
            <text:p>0,12995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emblance</text:p>
          </table:table-cell>
          <table:table-cell office:value-type="float" office:value="0.997444" calcext:value-type="float">
            <text:p>0,997444</text:p>
          </table:table-cell>
          <table:table-cell office:value-type="float" office:value="0.997844" calcext:value-type="float">
            <text:p>0,997844</text:p>
          </table:table-cell>
          <table:table-cell office:value-type="float" office:value="0.990795" calcext:value-type="float">
            <text:p>0,990795</text:p>
          </table:table-cell>
          <table:table-cell/>
          <table:table-cell office:value-type="float" office:value="0.997444" calcext:value-type="float">
            <text:p>0,997444</text:p>
          </table:table-cell>
          <table:table-cell office:value-type="float" office:value="0.997844" calcext:value-type="float">
            <text:p>0,997844</text:p>
          </table:table-cell>
          <table:table-cell office:value-type="float" office:value="0.990796" calcext:value-type="float">
            <text:p>0,990796</text:p>
          </table:table-cell>
          <table:table-cell/>
          <table:table-cell office:value-type="float" office:value="0.997444" calcext:value-type="float">
            <text:p>0,997444</text:p>
          </table:table-cell>
          <table:table-cell office:value-type="float" office:value="0.997844" calcext:value-type="float">
            <text:p>0,997844</text:p>
          </table:table-cell>
          <table:table-cell office:value-type="float" office:value="0.990796" calcext:value-type="float">
            <text:p>0,990796</text:p>
          </table:table-cell>
          <table:table-cell table:style-name="Default"/>
          <table:table-cell office:value-type="float" office:value="0.997444" calcext:value-type="float">
            <text:p>0,997444</text:p>
          </table:table-cell>
          <table:table-cell office:value-type="float" office:value="0.997844" calcext:value-type="float">
            <text:p>0,997844</text:p>
          </table:table-cell>
          <table:table-cell office:value-type="float" office:value="0.990796" calcext:value-type="float">
            <text:p>0,990796</text:p>
          </table:table-cell>
          <table:table-cell/>
          <table:table-cell office:value-type="float" office:value="0.997444" calcext:value-type="float">
            <text:p>0,997444</text:p>
          </table:table-cell>
          <table:table-cell office:value-type="float" office:value="0.997844" calcext:value-type="float">
            <text:p>0,997844</text:p>
          </table:table-cell>
          <table:table-cell office:value-type="float" office:value="0.990796" calcext:value-type="float">
            <text:p>0,990796</text:p>
          </table:table-cell>
          <table:table-cell table:number-columns-repeated="1004"/>
        </table:table-row>
        <table:table-row table:style-name="ro1">
          <table:table-cell table:style-name="ce4"/>
          <table:table-cell table:number-columns-repeated="4"/>
          <table:table-cell table:style-name="Default" table:number-columns-repeated="3"/>
          <table:table-cell/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4" office:value-type="string" calcext:value-type="string">
            <text:p>Diferença A</text:p>
          </table:table-cell>
          <table:table-cell table:number-columns-repeated="4"/>
          <table:table-cell table:formula="of:=ABS([.B33]-[.F33])" office:value-type="float" office:value="0" calcext:value-type="float">
            <text:p>0</text:p>
          </table:table-cell>
          <table:table-cell table:formula="of:=ABS([.C33]-[.G33])" office:value-type="float" office:value="0" calcext:value-type="float">
            <text:p>0</text:p>
          </table:table-cell>
          <table:table-cell table:formula="of:=ABS([.D33]-[.H33])" office:value-type="float" office:value="0" calcext:value-type="float">
            <text:p>0</text:p>
          </table:table-cell>
          <table:table-cell/>
          <table:table-cell table:formula="of:=ABS([.B33]-[.J33])" office:value-type="float" office:value="0" calcext:value-type="float">
            <text:p>0</text:p>
          </table:table-cell>
          <table:table-cell table:formula="of:=ABS([.C33]-[.K33])" office:value-type="float" office:value="0" calcext:value-type="float">
            <text:p>0</text:p>
          </table:table-cell>
          <table:table-cell table:formula="of:=ABS([.D33]-[.L33])" office:value-type="float" office:value="0" calcext:value-type="float">
            <text:p>0</text:p>
          </table:table-cell>
          <table:table-cell table:style-name="Default"/>
          <table:table-cell table:formula="of:=ABS([.B33]-[.N33])" office:value-type="float" office:value="0" calcext:value-type="float">
            <text:p>0</text:p>
          </table:table-cell>
          <table:table-cell table:formula="of:=ABS([.C33]-[.O33])" office:value-type="float" office:value="0" calcext:value-type="float">
            <text:p>0</text:p>
          </table:table-cell>
          <table:table-cell table:formula="of:=ABS([.D33]-[.P33])" office:value-type="float" office:value="0" calcext:value-type="float">
            <text:p>0</text:p>
          </table:table-cell>
          <table:table-cell/>
          <table:table-cell table:formula="of:=ABS([.B33]-[.R33])" office:value-type="float" office:value="0" calcext:value-type="float">
            <text:p>0</text:p>
          </table:table-cell>
          <table:table-cell table:formula="of:=ABS([.C33]-[.S33])" office:value-type="float" office:value="0" calcext:value-type="float">
            <text:p>0</text:p>
          </table:table-cell>
          <table:table-cell table:formula="of:=ABS([.D33]-[.T33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B</text:p>
          </table:table-cell>
          <table:table-cell table:number-columns-repeated="4"/>
          <table:table-cell table:formula="of:=ABS([.B34]-[.F34])" office:value-type="float" office:value="0" calcext:value-type="float">
            <text:p>0</text:p>
          </table:table-cell>
          <table:table-cell table:formula="of:=ABS([.C34]-[.G34])" office:value-type="float" office:value="0" calcext:value-type="float">
            <text:p>0</text:p>
          </table:table-cell>
          <table:table-cell table:formula="of:=ABS([.D34]-[.H34])" office:value-type="float" office:value="0" calcext:value-type="float">
            <text:p>0</text:p>
          </table:table-cell>
          <table:table-cell/>
          <table:table-cell table:formula="of:=ABS([.B34]-[.J34])" office:value-type="float" office:value="0" calcext:value-type="float">
            <text:p>0</text:p>
          </table:table-cell>
          <table:table-cell table:formula="of:=ABS([.C34]-[.K34])" office:value-type="float" office:value="0" calcext:value-type="float">
            <text:p>0</text:p>
          </table:table-cell>
          <table:table-cell table:formula="of:=ABS([.D34]-[.L34])" office:value-type="float" office:value="0" calcext:value-type="float">
            <text:p>0</text:p>
          </table:table-cell>
          <table:table-cell table:style-name="Default"/>
          <table:table-cell table:formula="of:=ABS([.B34]-[.N34])" office:value-type="float" office:value="0" calcext:value-type="float">
            <text:p>0</text:p>
          </table:table-cell>
          <table:table-cell table:formula="of:=ABS([.C34]-[.O34])" office:value-type="float" office:value="0" calcext:value-type="float">
            <text:p>0</text:p>
          </table:table-cell>
          <table:table-cell table:formula="of:=ABS([.D34]-[.P34])" office:value-type="float" office:value="0" calcext:value-type="float">
            <text:p>0</text:p>
          </table:table-cell>
          <table:table-cell/>
          <table:table-cell table:formula="of:=ABS([.B34]-[.R34])" office:value-type="float" office:value="0" calcext:value-type="float">
            <text:p>0</text:p>
          </table:table-cell>
          <table:table-cell table:formula="of:=ABS([.C34]-[.S34])" office:value-type="float" office:value="0" calcext:value-type="float">
            <text:p>0</text:p>
          </table:table-cell>
          <table:table-cell table:formula="of:=ABS([.D34]-[.T34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C</text:p>
          </table:table-cell>
          <table:table-cell table:number-columns-repeated="4"/>
          <table:table-cell table:formula="of:=ABS([.B35]-[.F35])" office:value-type="float" office:value="0" calcext:value-type="float">
            <text:p>0</text:p>
          </table:table-cell>
          <table:table-cell table:formula="of:=ABS([.C35]-[.G35])" office:value-type="float" office:value="0" calcext:value-type="float">
            <text:p>0</text:p>
          </table:table-cell>
          <table:table-cell table:formula="of:=ABS([.D35]-[.H35])" office:value-type="float" office:value="0" calcext:value-type="float">
            <text:p>0</text:p>
          </table:table-cell>
          <table:table-cell/>
          <table:table-cell table:formula="of:=ABS([.B35]-[.J35])" office:value-type="float" office:value="0" calcext:value-type="float">
            <text:p>0</text:p>
          </table:table-cell>
          <table:table-cell table:formula="of:=ABS([.C35]-[.K35])" office:value-type="float" office:value="0" calcext:value-type="float">
            <text:p>0</text:p>
          </table:table-cell>
          <table:table-cell table:formula="of:=ABS([.D35]-[.L35])" office:value-type="float" office:value="0" calcext:value-type="float">
            <text:p>0</text:p>
          </table:table-cell>
          <table:table-cell table:style-name="Default"/>
          <table:table-cell table:formula="of:=ABS([.B35]-[.N35])" office:value-type="float" office:value="0" calcext:value-type="float">
            <text:p>0</text:p>
          </table:table-cell>
          <table:table-cell table:formula="of:=ABS([.C35]-[.O35])" office:value-type="float" office:value="0" calcext:value-type="float">
            <text:p>0</text:p>
          </table:table-cell>
          <table:table-cell table:formula="of:=ABS([.D35]-[.P35])" office:value-type="float" office:value="0" calcext:value-type="float">
            <text:p>0</text:p>
          </table:table-cell>
          <table:table-cell/>
          <table:table-cell table:formula="of:=ABS([.B35]-[.R35])" office:value-type="float" office:value="0" calcext:value-type="float">
            <text:p>0</text:p>
          </table:table-cell>
          <table:table-cell table:formula="of:=ABS([.C35]-[.S35])" office:value-type="float" office:value="0" calcext:value-type="float">
            <text:p>0</text:p>
          </table:table-cell>
          <table:table-cell table:formula="of:=ABS([.D35]-[.T35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D</text:p>
          </table:table-cell>
          <table:table-cell table:number-columns-repeated="4"/>
          <table:table-cell table:formula="of:=ABS([.B36]-[.F36])" office:value-type="float" office:value="0" calcext:value-type="float">
            <text:p>0</text:p>
          </table:table-cell>
          <table:table-cell table:formula="of:=ABS([.C36]-[.G36])" office:value-type="float" office:value="0" calcext:value-type="float">
            <text:p>0</text:p>
          </table:table-cell>
          <table:table-cell table:formula="of:=ABS([.D36]-[.H36])" office:value-type="float" office:value="0" calcext:value-type="float">
            <text:p>0</text:p>
          </table:table-cell>
          <table:table-cell/>
          <table:table-cell table:formula="of:=ABS([.B36]-[.J36])" office:value-type="float" office:value="5.32907E-015" calcext:value-type="float">
            <text:p>5,32907E-015</text:p>
          </table:table-cell>
          <table:table-cell table:formula="of:=ABS([.C36]-[.K36])" office:value-type="float" office:value="0" calcext:value-type="float">
            <text:p>0</text:p>
          </table:table-cell>
          <table:table-cell table:formula="of:=ABS([.D36]-[.L36])" office:value-type="float" office:value="0" calcext:value-type="float">
            <text:p>0</text:p>
          </table:table-cell>
          <table:table-cell table:style-name="Default"/>
          <table:table-cell table:formula="of:=ABS([.B36]-[.N36])" office:value-type="float" office:value="5.32907E-015" calcext:value-type="float">
            <text:p>5,32907E-015</text:p>
          </table:table-cell>
          <table:table-cell table:formula="of:=ABS([.C36]-[.O36])" office:value-type="float" office:value="0" calcext:value-type="float">
            <text:p>0</text:p>
          </table:table-cell>
          <table:table-cell table:formula="of:=ABS([.D36]-[.P36])" office:value-type="float" office:value="0" calcext:value-type="float">
            <text:p>0</text:p>
          </table:table-cell>
          <table:table-cell/>
          <table:table-cell table:formula="of:=ABS([.B36]-[.R36])" office:value-type="float" office:value="5.32907E-015" calcext:value-type="float">
            <text:p>5,32907E-015</text:p>
          </table:table-cell>
          <table:table-cell table:formula="of:=ABS([.C36]-[.S36])" office:value-type="float" office:value="0" calcext:value-type="float">
            <text:p>0</text:p>
          </table:table-cell>
          <table:table-cell table:formula="of:=ABS([.D36]-[.T36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E</text:p>
          </table:table-cell>
          <table:table-cell table:number-columns-repeated="4"/>
          <table:table-cell table:formula="of:=ABS([.B37]-[.F37])" office:value-type="float" office:value="0" calcext:value-type="float">
            <text:p>0</text:p>
          </table:table-cell>
          <table:table-cell table:formula="of:=ABS([.C37]-[.G37])" office:value-type="float" office:value="0" calcext:value-type="float">
            <text:p>0</text:p>
          </table:table-cell>
          <table:table-cell table:formula="of:=ABS([.D37]-[.H37])" office:value-type="float" office:value="0" calcext:value-type="float">
            <text:p>0</text:p>
          </table:table-cell>
          <table:table-cell/>
          <table:table-cell table:formula="of:=ABS([.B37]-[.J37])" office:value-type="float" office:value="5.32907E-015" calcext:value-type="float">
            <text:p>5,32907E-015</text:p>
          </table:table-cell>
          <table:table-cell table:formula="of:=ABS([.C37]-[.K37])" office:value-type="float" office:value="0" calcext:value-type="float">
            <text:p>0</text:p>
          </table:table-cell>
          <table:table-cell table:formula="of:=ABS([.D37]-[.L37])" office:value-type="float" office:value="0" calcext:value-type="float">
            <text:p>0</text:p>
          </table:table-cell>
          <table:table-cell table:style-name="Default"/>
          <table:table-cell table:formula="of:=ABS([.B37]-[.N37])" office:value-type="float" office:value="5.32907E-015" calcext:value-type="float">
            <text:p>5,32907E-015</text:p>
          </table:table-cell>
          <table:table-cell table:formula="of:=ABS([.C37]-[.O37])" office:value-type="float" office:value="0" calcext:value-type="float">
            <text:p>0</text:p>
          </table:table-cell>
          <table:table-cell table:formula="of:=ABS([.D37]-[.P37])" office:value-type="float" office:value="0" calcext:value-type="float">
            <text:p>0</text:p>
          </table:table-cell>
          <table:table-cell/>
          <table:table-cell table:formula="of:=ABS([.B37]-[.R37])" office:value-type="float" office:value="5.32907E-015" calcext:value-type="float">
            <text:p>5,32907E-015</text:p>
          </table:table-cell>
          <table:table-cell table:formula="of:=ABS([.C37]-[.S37])" office:value-type="float" office:value="0" calcext:value-type="float">
            <text:p>0</text:p>
          </table:table-cell>
          <table:table-cell table:formula="of:=ABS([.D37]-[.T37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Stack</text:p>
          </table:table-cell>
          <table:table-cell table:number-columns-repeated="4"/>
          <table:table-cell table:formula="of:=ABS([.B38]-[.F38])" office:value-type="float" office:value="0" calcext:value-type="float">
            <text:p>0</text:p>
          </table:table-cell>
          <table:table-cell table:formula="of:=ABS([.C38]-[.G38])" office:value-type="float" office:value="0" calcext:value-type="float">
            <text:p>0</text:p>
          </table:table-cell>
          <table:table-cell table:formula="of:=ABS([.D38]-[.H38])" office:value-type="float" office:value="0" calcext:value-type="float">
            <text:p>0</text:p>
          </table:table-cell>
          <table:table-cell/>
          <table:table-cell table:formula="of:=ABS([.B38]-[.J38])" office:value-type="float" office:value="0" calcext:value-type="float">
            <text:p>0</text:p>
          </table:table-cell>
          <table:table-cell table:formula="of:=ABS([.C38]-[.K38])" office:value-type="float" office:value="0" calcext:value-type="float">
            <text:p>0</text:p>
          </table:table-cell>
          <table:table-cell table:formula="of:=ABS([.D38]-[.L38])" office:value-type="float" office:value="0" calcext:value-type="float">
            <text:p>0</text:p>
          </table:table-cell>
          <table:table-cell table:style-name="Default"/>
          <table:table-cell table:formula="of:=ABS([.B38]-[.N38])" office:value-type="float" office:value="0" calcext:value-type="float">
            <text:p>0</text:p>
          </table:table-cell>
          <table:table-cell table:formula="of:=ABS([.C38]-[.O38])" office:value-type="float" office:value="0" calcext:value-type="float">
            <text:p>0</text:p>
          </table:table-cell>
          <table:table-cell table:formula="of:=ABS([.D38]-[.P38])" office:value-type="float" office:value="0" calcext:value-type="float">
            <text:p>0</text:p>
          </table:table-cell>
          <table:table-cell/>
          <table:table-cell table:formula="of:=ABS([.B38]-[.R38])" office:value-type="float" office:value="0" calcext:value-type="float">
            <text:p>0</text:p>
          </table:table-cell>
          <table:table-cell table:formula="of:=ABS([.C38]-[.S38])" office:value-type="float" office:value="0" calcext:value-type="float">
            <text:p>0</text:p>
          </table:table-cell>
          <table:table-cell table:formula="of:=ABS([.D38]-[.T38])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ferença Semblance</text:p>
          </table:table-cell>
          <table:table-cell table:number-columns-repeated="4"/>
          <table:table-cell table:formula="of:=ABS([.B39]-[.F39])" office:value-type="float" office:value="0" calcext:value-type="float">
            <text:p>0</text:p>
          </table:table-cell>
          <table:table-cell table:formula="of:=ABS([.C39]-[.G39])" office:value-type="float" office:value="0" calcext:value-type="float">
            <text:p>0</text:p>
          </table:table-cell>
          <table:table-cell table:formula="of:=ABS([.D39]-[.H39])" office:value-type="float" office:value="0.00000100000000002876" calcext:value-type="float">
            <text:p>0,000001</text:p>
          </table:table-cell>
          <table:table-cell/>
          <table:table-cell table:formula="of:=ABS([.B39]-[.J39])" office:value-type="float" office:value="0" calcext:value-type="float">
            <text:p>0</text:p>
          </table:table-cell>
          <table:table-cell table:formula="of:=ABS([.C39]-[.K39])" office:value-type="float" office:value="0" calcext:value-type="float">
            <text:p>0</text:p>
          </table:table-cell>
          <table:table-cell table:formula="of:=ABS([.D39]-[.L39])" office:value-type="float" office:value="0.00000100000000002876" calcext:value-type="float">
            <text:p>0,000001</text:p>
          </table:table-cell>
          <table:table-cell table:style-name="Default"/>
          <table:table-cell table:formula="of:=ABS([.B39]-[.N39])" office:value-type="float" office:value="0" calcext:value-type="float">
            <text:p>0</text:p>
          </table:table-cell>
          <table:table-cell table:formula="of:=ABS([.C39]-[.O39])" office:value-type="float" office:value="0" calcext:value-type="float">
            <text:p>0</text:p>
          </table:table-cell>
          <table:table-cell table:formula="of:=ABS([.D39]-[.P39])" office:value-type="float" office:value="0.00000100000000002876" calcext:value-type="float">
            <text:p>0,000001</text:p>
          </table:table-cell>
          <table:table-cell/>
          <table:table-cell table:formula="of:=ABS([.B39]-[.R39])" office:value-type="float" office:value="0" calcext:value-type="float">
            <text:p>0</text:p>
          </table:table-cell>
          <table:table-cell table:formula="of:=ABS([.C39]-[.S39])" office:value-type="float" office:value="0" calcext:value-type="float">
            <text:p>0</text:p>
          </table:table-cell>
          <table:table-cell table:formula="of:=ABS([.D39]-[.T39])" office:value-type="float" office:value="0.00000100000000002876" calcext:value-type="float">
            <text:p>0,000001</text:p>
          </table:table-cell>
          <table:table-cell table:number-columns-repeated="1004"/>
        </table:table-row>
        <table:table-row table:style-name="ro1" table:number-rows-repeated="12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N</text:p>
          </table:table-cell>
          <table:table-cell table:style-name="Default"/>
          <table:table-cell office:value-type="string" calcext:value-type="string">
            <text:p>step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table:formula="of:=[.J41]/[.N61]" office:value-type="float" office:value="0" calcext:value-type="float">
            <text:p>0</text:p>
          </table:table-cell>
          <table:table-cell table:formula="of:=([.K61]-[.J61])/[.L61]" office:value-type="float" office:value="0.01" calcext:value-type="float">
            <text:p>0,01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-0.00143" calcext:value-type="float">
            <text:p>-0,00143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20" calcext:value-type="float">
            <text:p>20</text:p>
          </table:table-cell>
          <table:table-cell table:formula="of:=[.J42]/[.N62]" office:value-type="float" office:value="0" calcext:value-type="float">
            <text:p>0</text:p>
          </table:table-cell>
          <table:table-cell table:formula="of:=([.K62]-[.J62])/[.L62]" office:value-type="float" office:value="0.0001" calcext:value-type="float">
            <text:p>0,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0.00000078" calcext:value-type="float">
            <text:p>7,80E-007</text:p>
          </table:table-cell>
          <table:table-cell table:style-name="ce8" office:value-type="float" office:value="0.00000098" calcext:value-type="float">
            <text:p>9,80E-007</text:p>
          </table:table-cell>
          <table:table-cell office:value-type="float" office:value="20" calcext:value-type="float">
            <text:p>20</text:p>
          </table:table-cell>
          <table:table-cell table:formula="of:=[.J43]/[.N63]" office:value-type="float" office:value="0" calcext:value-type="float">
            <text:p>0</text:p>
          </table:table-cell>
          <table:table-cell table:formula="of:=([.K63]-[.J63])/[.L63]" office:value-type="float" office:value="0.00000001" calcext:value-type="float">
            <text:p>0,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,00E-007</text:p>
          </table:table-cell>
          <table:table-cell table:style-name="ce8" office:value-type="float" office:value="0.0000001" calcext:value-type="float">
            <text:p>1,00E-007</text:p>
          </table:table-cell>
          <table:table-cell office:value-type="float" office:value="20" calcext:value-type="float">
            <text:p>20</text:p>
          </table:table-cell>
          <table:table-cell table:formula="of:=[.J44]/[.N64]" office:value-type="float" office:value="0.000000532907" calcext:value-type="float">
            <text:p>5,32907E-007</text:p>
          </table:table-cell>
          <table:table-cell table:formula="of:=([.K64]-[.J64])/[.L64]" office:value-type="float" office:value="0.00000001" calcext:value-type="float">
            <text:p>0,00000001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8" office:value-type="float" office:value="-0.0000001" calcext:value-type="float">
            <text:p>-1,00E-007</text:p>
          </table:table-cell>
          <table:table-cell table:style-name="ce8" office:value-type="float" office:value="0.0000001" calcext:value-type="float">
            <text:p>1,00E-007</text:p>
          </table:table-cell>
          <table:table-cell office:value-type="float" office:value="20" calcext:value-type="float">
            <text:p>20</text:p>
          </table:table-cell>
          <table:table-cell table:formula="of:=[.J45]/[.N65]" office:value-type="float" office:value="0.000000532907" calcext:value-type="float">
            <text:p>5,32907E-007</text:p>
          </table:table-cell>
          <table:table-cell table:formula="of:=([.K65]-[.J65])/[.L65]" office:value-type="float" office:value="0.00000001" calcext:value-type="float">
            <text:p>0,00000001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calsize_cpu" table:style-name="ta2">
        <office:forms form:automatic-focus="false" form:apply-design-mode="false"/>
        <table:table-column table:style-name="co3" table:number-columns-repeated="1024" table:default-cell-style-name="ce5"/>
        <table:table-row table:style-name="ro1">
          <table:table-cell/>
          <table:table-cell table:style-name="ce15" office:value-type="string" calcext:value-type="string" table:number-columns-spanned="6" table:number-rows-spanned="1">
            <text:p>Teste 1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Teste 2</text:p>
          </table:table-cell>
          <table:covered-table-cell table:number-columns-repeated="5"/>
          <table:table-cell/>
          <table:table-cell table:style-name="ce15" office:value-type="string" calcext:value-type="string" table:number-columns-spanned="6" table:number-rows-spanned="1">
            <text:p>Teste 3</text:p>
          </table:table-cell>
          <table:covered-table-cell table:number-columns-repeated="5"/>
          <table:table-cell table:number-columns-repeated="1003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503" calcext:value-type="float">
            <text:p>692,503</text:p>
          </table:table-cell>
          <table:table-cell office:value-type="float" office:value="691.524" calcext:value-type="float">
            <text:p>691,524</text:p>
          </table:table-cell>
          <table:table-cell office:value-type="float" office:value="712.496" calcext:value-type="float">
            <text:p>712,496</text:p>
          </table:table-cell>
          <table:table-cell office:value-type="float" office:value="704.589" calcext:value-type="float">
            <text:p>704,589</text:p>
          </table:table-cell>
          <table:table-cell office:value-type="float" office:value="835.231" calcext:value-type="float">
            <text:p>835,231</text:p>
          </table:table-cell>
          <table:table-cell office:value-type="float" office:value="2612.013" calcext:value-type="float">
            <text:p>2612,013</text:p>
          </table:table-cell>
          <table:table-cell/>
          <table:table-cell office:value-type="float" office:value="2824.15" calcext:value-type="float">
            <text:p>2824,15</text:p>
          </table:table-cell>
          <table:table-cell office:value-type="float" office:value="2830.387" calcext:value-type="float">
            <text:p>2830,387</text:p>
          </table:table-cell>
          <table:table-cell office:value-type="float" office:value="2872.448" calcext:value-type="float">
            <text:p>2872,448</text:p>
          </table:table-cell>
          <table:table-cell office:value-type="float" office:value="2821.476" calcext:value-type="float">
            <text:p>2821,476</text:p>
          </table:table-cell>
          <table:table-cell office:value-type="float" office:value="2823.598" calcext:value-type="float">
            <text:p>2823,598</text:p>
          </table:table-cell>
          <table:table-cell office:value-type="float" office:value="10650.574" calcext:value-type="float">
            <text:p>10650,574</text:p>
          </table:table-cell>
          <table:table-cell/>
          <table:table-cell office:value-type="float" office:value="2822.479" calcext:value-type="float">
            <text:p>2822,479</text:p>
          </table:table-cell>
          <table:table-cell office:value-type="float" office:value="2825.307" calcext:value-type="float">
            <text:p>2825,307</text:p>
          </table:table-cell>
          <table:table-cell office:value-type="float" office:value="2865.736" calcext:value-type="float">
            <text:p>2865,736</text:p>
          </table:table-cell>
          <table:table-cell office:value-type="float" office:value="2821.054" calcext:value-type="float">
            <text:p>2821,054</text:p>
          </table:table-cell>
          <table:table-cell office:value-type="float" office:value="2830.082" calcext:value-type="float">
            <text:p>2830,082</text:p>
          </table:table-cell>
          <table:table-cell office:value-type="float" office:value="10636.922" calcext:value-type="float">
            <text:p>10636,92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35" calcext:value-type="float">
            <text:p>691,35</text:p>
          </table:table-cell>
          <table:table-cell office:value-type="float" office:value="688.96" calcext:value-type="float">
            <text:p>688,96</text:p>
          </table:table-cell>
          <table:table-cell office:value-type="float" office:value="720.658" calcext:value-type="float">
            <text:p>720,658</text:p>
          </table:table-cell>
          <table:table-cell office:value-type="float" office:value="711.33" calcext:value-type="float">
            <text:p>711,33</text:p>
          </table:table-cell>
          <table:table-cell office:value-type="float" office:value="829.426" calcext:value-type="float">
            <text:p>829,426</text:p>
          </table:table-cell>
          <table:table-cell office:value-type="float" office:value="2613.451" calcext:value-type="float">
            <text:p>2613,451</text:p>
          </table:table-cell>
          <table:table-cell/>
          <table:table-cell office:value-type="float" office:value="2817.303" calcext:value-type="float">
            <text:p>2817,303</text:p>
          </table:table-cell>
          <table:table-cell office:value-type="float" office:value="2826.542" calcext:value-type="float">
            <text:p>2826,542</text:p>
          </table:table-cell>
          <table:table-cell office:value-type="float" office:value="2870.692" calcext:value-type="float">
            <text:p>2870,692</text:p>
          </table:table-cell>
          <table:table-cell office:value-type="float" office:value="2828.033" calcext:value-type="float">
            <text:p>2828,033</text:p>
          </table:table-cell>
          <table:table-cell office:value-type="float" office:value="2820.56" calcext:value-type="float">
            <text:p>2820,56</text:p>
          </table:table-cell>
          <table:table-cell office:value-type="float" office:value="10660.922" calcext:value-type="float">
            <text:p>10660,922</text:p>
          </table:table-cell>
          <table:table-cell/>
          <table:table-cell office:value-type="float" office:value="2814.321" calcext:value-type="float">
            <text:p>2814,321</text:p>
          </table:table-cell>
          <table:table-cell office:value-type="float" office:value="2820.057" calcext:value-type="float">
            <text:p>2820,057</text:p>
          </table:table-cell>
          <table:table-cell office:value-type="float" office:value="2867.925" calcext:value-type="float">
            <text:p>2867,925</text:p>
          </table:table-cell>
          <table:table-cell office:value-type="float" office:value="2816.386" calcext:value-type="float">
            <text:p>2816,386</text:p>
          </table:table-cell>
          <table:table-cell office:value-type="float" office:value="2827.785" calcext:value-type="float">
            <text:p>2827,785</text:p>
          </table:table-cell>
          <table:table-cell office:value-type="float" office:value="10610.542" calcext:value-type="float">
            <text:p>10610,54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281" calcext:value-type="float">
            <text:p>692,281</text:p>
          </table:table-cell>
          <table:table-cell office:value-type="float" office:value="694.97" calcext:value-type="float">
            <text:p>694,97</text:p>
          </table:table-cell>
          <table:table-cell office:value-type="float" office:value="725.241" calcext:value-type="float">
            <text:p>725,241</text:p>
          </table:table-cell>
          <table:table-cell office:value-type="float" office:value="691.761" calcext:value-type="float">
            <text:p>691,761</text:p>
          </table:table-cell>
          <table:table-cell office:value-type="float" office:value="828.997" calcext:value-type="float">
            <text:p>828,997</text:p>
          </table:table-cell>
          <table:table-cell office:value-type="float" office:value="2612.069" calcext:value-type="float">
            <text:p>2612,069</text:p>
          </table:table-cell>
          <table:table-cell/>
          <table:table-cell office:value-type="float" office:value="2827.718" calcext:value-type="float">
            <text:p>2827,718</text:p>
          </table:table-cell>
          <table:table-cell office:value-type="float" office:value="2823.215" calcext:value-type="float">
            <text:p>2823,215</text:p>
          </table:table-cell>
          <table:table-cell office:value-type="float" office:value="2871.482" calcext:value-type="float">
            <text:p>2871,482</text:p>
          </table:table-cell>
          <table:table-cell office:value-type="float" office:value="2824.877" calcext:value-type="float">
            <text:p>2824,877</text:p>
          </table:table-cell>
          <table:table-cell office:value-type="float" office:value="2821.368" calcext:value-type="float">
            <text:p>2821,368</text:p>
          </table:table-cell>
          <table:table-cell office:value-type="float" office:value="10644.579" calcext:value-type="float">
            <text:p>10644,579</text:p>
          </table:table-cell>
          <table:table-cell/>
          <table:table-cell office:value-type="float" office:value="2824.924" calcext:value-type="float">
            <text:p>2824,924</text:p>
          </table:table-cell>
          <table:table-cell office:value-type="float" office:value="2822.821" calcext:value-type="float">
            <text:p>2822,821</text:p>
          </table:table-cell>
          <table:table-cell office:value-type="float" office:value="2864.421" calcext:value-type="float">
            <text:p>2864,421</text:p>
          </table:table-cell>
          <table:table-cell office:value-type="float" office:value="2820.252" calcext:value-type="float">
            <text:p>2820,252</text:p>
          </table:table-cell>
          <table:table-cell office:value-type="float" office:value="2829.238" calcext:value-type="float">
            <text:p>2829,238</text:p>
          </table:table-cell>
          <table:table-cell office:value-type="float" office:value="10637.612" calcext:value-type="float">
            <text:p>10637,6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89.777" calcext:value-type="float">
            <text:p>689,777</text:p>
          </table:table-cell>
          <table:table-cell office:value-type="float" office:value="698.95" calcext:value-type="float">
            <text:p>698,95</text:p>
          </table:table-cell>
          <table:table-cell office:value-type="float" office:value="714.018" calcext:value-type="float">
            <text:p>714,018</text:p>
          </table:table-cell>
          <table:table-cell office:value-type="float" office:value="704.443" calcext:value-type="float">
            <text:p>704,443</text:p>
          </table:table-cell>
          <table:table-cell office:value-type="float" office:value="692.96" calcext:value-type="float">
            <text:p>692,96</text:p>
          </table:table-cell>
          <table:table-cell office:value-type="float" office:value="2613.326" calcext:value-type="float">
            <text:p>2613,326</text:p>
          </table:table-cell>
          <table:table-cell/>
          <table:table-cell office:value-type="float" office:value="2833.297" calcext:value-type="float">
            <text:p>2833,297</text:p>
          </table:table-cell>
          <table:table-cell office:value-type="float" office:value="2830.036" calcext:value-type="float">
            <text:p>2830,036</text:p>
          </table:table-cell>
          <table:table-cell office:value-type="float" office:value="2875.403" calcext:value-type="float">
            <text:p>2875,403</text:p>
          </table:table-cell>
          <table:table-cell office:value-type="float" office:value="2976.708" calcext:value-type="float">
            <text:p>2976,708</text:p>
          </table:table-cell>
          <table:table-cell office:value-type="float" office:value="2817.725" calcext:value-type="float">
            <text:p>2817,725</text:p>
          </table:table-cell>
          <table:table-cell office:value-type="float" office:value="10641.582" calcext:value-type="float">
            <text:p>10641,582</text:p>
          </table:table-cell>
          <table:table-cell/>
          <table:table-cell office:value-type="float" office:value="2822.437" calcext:value-type="float">
            <text:p>2822,437</text:p>
          </table:table-cell>
          <table:table-cell office:value-type="float" office:value="2822.54" calcext:value-type="float">
            <text:p>2822,54</text:p>
          </table:table-cell>
          <table:table-cell office:value-type="float" office:value="2862.518" calcext:value-type="float">
            <text:p>2862,518</text:p>
          </table:table-cell>
          <table:table-cell office:value-type="float" office:value="2831.797" calcext:value-type="float">
            <text:p>2831,797</text:p>
          </table:table-cell>
          <table:table-cell office:value-type="float" office:value="2820.751" calcext:value-type="float">
            <text:p>2820,751</text:p>
          </table:table-cell>
          <table:table-cell office:value-type="float" office:value="10637.12" calcext:value-type="float">
            <text:p>10637,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834" calcext:value-type="float">
            <text:p>692,834</text:p>
          </table:table-cell>
          <table:table-cell office:value-type="float" office:value="691.583" calcext:value-type="float">
            <text:p>691,583</text:p>
          </table:table-cell>
          <table:table-cell office:value-type="float" office:value="714.286" calcext:value-type="float">
            <text:p>714,286</text:p>
          </table:table-cell>
          <table:table-cell office:value-type="float" office:value="814.733" calcext:value-type="float">
            <text:p>814,733</text:p>
          </table:table-cell>
          <table:table-cell office:value-type="float" office:value="829.87" calcext:value-type="float">
            <text:p>829,87</text:p>
          </table:table-cell>
          <table:table-cell office:value-type="float" office:value="2610.021" calcext:value-type="float">
            <text:p>2610,021</text:p>
          </table:table-cell>
          <table:table-cell/>
          <table:table-cell office:value-type="float" office:value="2817.632" calcext:value-type="float">
            <text:p>2817,632</text:p>
          </table:table-cell>
          <table:table-cell office:value-type="float" office:value="2816.464" calcext:value-type="float">
            <text:p>2816,464</text:p>
          </table:table-cell>
          <table:table-cell office:value-type="float" office:value="2872.577" calcext:value-type="float">
            <text:p>2872,577</text:p>
          </table:table-cell>
          <table:table-cell office:value-type="float" office:value="2833.112" calcext:value-type="float">
            <text:p>2833,112</text:p>
          </table:table-cell>
          <table:table-cell office:value-type="float" office:value="2823.272" calcext:value-type="float">
            <text:p>2823,272</text:p>
          </table:table-cell>
          <table:table-cell office:value-type="float" office:value="10659.93" calcext:value-type="float">
            <text:p>10659,93</text:p>
          </table:table-cell>
          <table:table-cell/>
          <table:table-cell office:value-type="float" office:value="2820.922" calcext:value-type="float">
            <text:p>2820,922</text:p>
          </table:table-cell>
          <table:table-cell office:value-type="float" office:value="2819.272" calcext:value-type="float">
            <text:p>2819,272</text:p>
          </table:table-cell>
          <table:table-cell office:value-type="float" office:value="2870.998" calcext:value-type="float">
            <text:p>2870,998</text:p>
          </table:table-cell>
          <table:table-cell office:value-type="float" office:value="2827.055" calcext:value-type="float">
            <text:p>2827,055</text:p>
          </table:table-cell>
          <table:table-cell office:value-type="float" office:value="2827.728" calcext:value-type="float">
            <text:p>2827,728</text:p>
          </table:table-cell>
          <table:table-cell office:value-type="float" office:value="10639.037" calcext:value-type="float">
            <text:p>10639,03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886" calcext:value-type="float">
            <text:p>692,886</text:p>
          </table:table-cell>
          <table:table-cell office:value-type="float" office:value="690.891" calcext:value-type="float">
            <text:p>690,891</text:p>
          </table:table-cell>
          <table:table-cell office:value-type="float" office:value="708.279" calcext:value-type="float">
            <text:p>708,279</text:p>
          </table:table-cell>
          <table:table-cell office:value-type="float" office:value="693.977" calcext:value-type="float">
            <text:p>693,977</text:p>
          </table:table-cell>
          <table:table-cell office:value-type="float" office:value="843.067" calcext:value-type="float">
            <text:p>843,067</text:p>
          </table:table-cell>
          <table:table-cell office:value-type="float" office:value="2610.158" calcext:value-type="float">
            <text:p>2610,158</text:p>
          </table:table-cell>
          <table:table-cell/>
          <table:table-cell office:value-type="float" office:value="2824.627" calcext:value-type="float">
            <text:p>2824,627</text:p>
          </table:table-cell>
          <table:table-cell office:value-type="float" office:value="2823.015" calcext:value-type="float">
            <text:p>2823,015</text:p>
          </table:table-cell>
          <table:table-cell office:value-type="float" office:value="2870.53" calcext:value-type="float">
            <text:p>2870,53</text:p>
          </table:table-cell>
          <table:table-cell office:value-type="float" office:value="2821.731" calcext:value-type="float">
            <text:p>2821,731</text:p>
          </table:table-cell>
          <table:table-cell office:value-type="float" office:value="2829.564" calcext:value-type="float">
            <text:p>2829,564</text:p>
          </table:table-cell>
          <table:table-cell office:value-type="float" office:value="10638.33" calcext:value-type="float">
            <text:p>10638,33</text:p>
          </table:table-cell>
          <table:table-cell/>
          <table:table-cell office:value-type="float" office:value="2824.298" calcext:value-type="float">
            <text:p>2824,298</text:p>
          </table:table-cell>
          <table:table-cell office:value-type="float" office:value="2818.926" calcext:value-type="float">
            <text:p>2818,926</text:p>
          </table:table-cell>
          <table:table-cell office:value-type="float" office:value="2861.468" calcext:value-type="float">
            <text:p>2861,468</text:p>
          </table:table-cell>
          <table:table-cell office:value-type="float" office:value="2822.745" calcext:value-type="float">
            <text:p>2822,745</text:p>
          </table:table-cell>
          <table:table-cell office:value-type="float" office:value="2831.11" calcext:value-type="float">
            <text:p>2831,11</text:p>
          </table:table-cell>
          <table:table-cell office:value-type="float" office:value="10646.344" calcext:value-type="float">
            <text:p>10646,3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2.341" calcext:value-type="float">
            <text:p>692,341</text:p>
          </table:table-cell>
          <table:table-cell office:value-type="float" office:value="690.336" calcext:value-type="float">
            <text:p>690,336</text:p>
          </table:table-cell>
          <table:table-cell office:value-type="float" office:value="711.31" calcext:value-type="float">
            <text:p>711,31</text:p>
          </table:table-cell>
          <table:table-cell office:value-type="float" office:value="693.41" calcext:value-type="float">
            <text:p>693,41</text:p>
          </table:table-cell>
          <table:table-cell office:value-type="float" office:value="834.848" calcext:value-type="float">
            <text:p>834,848</text:p>
          </table:table-cell>
          <table:table-cell office:value-type="float" office:value="2666.833" calcext:value-type="float">
            <text:p>2666,833</text:p>
          </table:table-cell>
          <table:table-cell/>
          <table:table-cell office:value-type="float" office:value="2826.356" calcext:value-type="float">
            <text:p>2826,356</text:p>
          </table:table-cell>
          <table:table-cell office:value-type="float" office:value="2824.84" calcext:value-type="float">
            <text:p>2824,84</text:p>
          </table:table-cell>
          <table:table-cell office:value-type="float" office:value="2869.837" calcext:value-type="float">
            <text:p>2869,837</text:p>
          </table:table-cell>
          <table:table-cell office:value-type="float" office:value="2819.98" calcext:value-type="float">
            <text:p>2819,98</text:p>
          </table:table-cell>
          <table:table-cell office:value-type="float" office:value="2820.091" calcext:value-type="float">
            <text:p>2820,091</text:p>
          </table:table-cell>
          <table:table-cell office:value-type="float" office:value="10657.893" calcext:value-type="float">
            <text:p>10657,893</text:p>
          </table:table-cell>
          <table:table-cell/>
          <table:table-cell office:value-type="float" office:value="2829.68" calcext:value-type="float">
            <text:p>2829,68</text:p>
          </table:table-cell>
          <table:table-cell office:value-type="float" office:value="2846.374" calcext:value-type="float">
            <text:p>2846,374</text:p>
          </table:table-cell>
          <table:table-cell office:value-type="float" office:value="2864.243" calcext:value-type="float">
            <text:p>2864,243</text:p>
          </table:table-cell>
          <table:table-cell office:value-type="float" office:value="2822.61" calcext:value-type="float">
            <text:p>2822,61</text:p>
          </table:table-cell>
          <table:table-cell office:value-type="float" office:value="2817.22" calcext:value-type="float">
            <text:p>2817,22</text:p>
          </table:table-cell>
          <table:table-cell office:value-type="float" office:value="10631.385" calcext:value-type="float">
            <text:p>10631,38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771" calcext:value-type="float">
            <text:p>691,771</text:p>
          </table:table-cell>
          <table:table-cell office:value-type="float" office:value="698.254" calcext:value-type="float">
            <text:p>698,254</text:p>
          </table:table-cell>
          <table:table-cell office:value-type="float" office:value="719.294" calcext:value-type="float">
            <text:p>719,294</text:p>
          </table:table-cell>
          <table:table-cell office:value-type="float" office:value="706.215" calcext:value-type="float">
            <text:p>706,215</text:p>
          </table:table-cell>
          <table:table-cell office:value-type="float" office:value="698.638" calcext:value-type="float">
            <text:p>698,638</text:p>
          </table:table-cell>
          <table:table-cell office:value-type="float" office:value="2615.243" calcext:value-type="float">
            <text:p>2615,243</text:p>
          </table:table-cell>
          <table:table-cell/>
          <table:table-cell office:value-type="float" office:value="2830.814" calcext:value-type="float">
            <text:p>2830,814</text:p>
          </table:table-cell>
          <table:table-cell office:value-type="float" office:value="2846.957" calcext:value-type="float">
            <text:p>2846,957</text:p>
          </table:table-cell>
          <table:table-cell office:value-type="float" office:value="2867.86" calcext:value-type="float">
            <text:p>2867,86</text:p>
          </table:table-cell>
          <table:table-cell office:value-type="float" office:value="2828.446" calcext:value-type="float">
            <text:p>2828,446</text:p>
          </table:table-cell>
          <table:table-cell office:value-type="float" office:value="2821.982" calcext:value-type="float">
            <text:p>2821,982</text:p>
          </table:table-cell>
          <table:table-cell office:value-type="float" office:value="10659.529" calcext:value-type="float">
            <text:p>10659,529</text:p>
          </table:table-cell>
          <table:table-cell/>
          <table:table-cell office:value-type="float" office:value="2840.161" calcext:value-type="float">
            <text:p>2840,161</text:p>
          </table:table-cell>
          <table:table-cell office:value-type="float" office:value="2824.378" calcext:value-type="float">
            <text:p>2824,378</text:p>
          </table:table-cell>
          <table:table-cell office:value-type="float" office:value="2861.364" calcext:value-type="float">
            <text:p>2861,364</text:p>
          </table:table-cell>
          <table:table-cell office:value-type="float" office:value="2832.268" calcext:value-type="float">
            <text:p>2832,268</text:p>
          </table:table-cell>
          <table:table-cell office:value-type="float" office:value="2822.272" calcext:value-type="float">
            <text:p>2822,272</text:p>
          </table:table-cell>
          <table:table-cell office:value-type="float" office:value="10638.882" calcext:value-type="float">
            <text:p>10638,88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1.334" calcext:value-type="float">
            <text:p>691,334</text:p>
          </table:table-cell>
          <table:table-cell office:value-type="float" office:value="693.743" calcext:value-type="float">
            <text:p>693,743</text:p>
          </table:table-cell>
          <table:table-cell office:value-type="float" office:value="710.553" calcext:value-type="float">
            <text:p>710,553</text:p>
          </table:table-cell>
          <table:table-cell office:value-type="float" office:value="690" calcext:value-type="float">
            <text:p>690</text:p>
          </table:table-cell>
          <table:table-cell office:value-type="float" office:value="835.015" calcext:value-type="float">
            <text:p>835,015</text:p>
          </table:table-cell>
          <table:table-cell office:value-type="float" office:value="2608.849" calcext:value-type="float">
            <text:p>2608,849</text:p>
          </table:table-cell>
          <table:table-cell/>
          <table:table-cell office:value-type="float" office:value="2828.199" calcext:value-type="float">
            <text:p>2828,199</text:p>
          </table:table-cell>
          <table:table-cell office:value-type="float" office:value="2821.22" calcext:value-type="float">
            <text:p>2821,22</text:p>
          </table:table-cell>
          <table:table-cell office:value-type="float" office:value="2872.057" calcext:value-type="float">
            <text:p>2872,057</text:p>
          </table:table-cell>
          <table:table-cell office:value-type="float" office:value="2833.863" calcext:value-type="float">
            <text:p>2833,863</text:p>
          </table:table-cell>
          <table:table-cell office:value-type="float" office:value="2822.183" calcext:value-type="float">
            <text:p>2822,183</text:p>
          </table:table-cell>
          <table:table-cell office:value-type="float" office:value="10647.979" calcext:value-type="float">
            <text:p>10647,979</text:p>
          </table:table-cell>
          <table:table-cell/>
          <table:table-cell office:value-type="float" office:value="2809.864" calcext:value-type="float">
            <text:p>2809,864</text:p>
          </table:table-cell>
          <table:table-cell office:value-type="float" office:value="2813.517" calcext:value-type="float">
            <text:p>2813,517</text:p>
          </table:table-cell>
          <table:table-cell office:value-type="float" office:value="2866.617" calcext:value-type="float">
            <text:p>2866,617</text:p>
          </table:table-cell>
          <table:table-cell office:value-type="float" office:value="2838.55" calcext:value-type="float">
            <text:p>2838,55</text:p>
          </table:table-cell>
          <table:table-cell office:value-type="float" office:value="2818.465" calcext:value-type="float">
            <text:p>2818,465</text:p>
          </table:table-cell>
          <table:table-cell office:value-type="float" office:value="10635.804" calcext:value-type="float">
            <text:p>10635,80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90.096" calcext:value-type="float">
            <text:p>690,096</text:p>
          </table:table-cell>
          <table:table-cell office:value-type="float" office:value="694.458" calcext:value-type="float">
            <text:p>694,458</text:p>
          </table:table-cell>
          <table:table-cell office:value-type="float" office:value="711.277" calcext:value-type="float">
            <text:p>711,277</text:p>
          </table:table-cell>
          <table:table-cell office:value-type="float" office:value="693.374" calcext:value-type="float">
            <text:p>693,374</text:p>
          </table:table-cell>
          <table:table-cell office:value-type="float" office:value="693.156" calcext:value-type="float">
            <text:p>693,156</text:p>
          </table:table-cell>
          <table:table-cell office:value-type="float" office:value="2614.314" calcext:value-type="float">
            <text:p>2614,314</text:p>
          </table:table-cell>
          <table:table-cell/>
          <table:table-cell office:value-type="float" office:value="2817.962" calcext:value-type="float">
            <text:p>2817,962</text:p>
          </table:table-cell>
          <table:table-cell office:value-type="float" office:value="2819.251" calcext:value-type="float">
            <text:p>2819,251</text:p>
          </table:table-cell>
          <table:table-cell office:value-type="float" office:value="2872.118" calcext:value-type="float">
            <text:p>2872,118</text:p>
          </table:table-cell>
          <table:table-cell office:value-type="float" office:value="2820.362" calcext:value-type="float">
            <text:p>2820,362</text:p>
          </table:table-cell>
          <table:table-cell office:value-type="float" office:value="2823.907" calcext:value-type="float">
            <text:p>2823,907</text:p>
          </table:table-cell>
          <table:table-cell office:value-type="float" office:value="10664.966" calcext:value-type="float">
            <text:p>10664,966</text:p>
          </table:table-cell>
          <table:table-cell/>
          <table:table-cell office:value-type="float" office:value="2813.64" calcext:value-type="float">
            <text:p>2813,64</text:p>
          </table:table-cell>
          <table:table-cell office:value-type="float" office:value="2817.336" calcext:value-type="float">
            <text:p>2817,336</text:p>
          </table:table-cell>
          <table:table-cell office:value-type="float" office:value="2870.43" calcext:value-type="float">
            <text:p>2870,43</text:p>
          </table:table-cell>
          <table:table-cell office:value-type="float" office:value="2811.004" calcext:value-type="float">
            <text:p>2811,004</text:p>
          </table:table-cell>
          <table:table-cell office:value-type="float" office:value="2825.572" calcext:value-type="float">
            <text:p>2825,572</text:p>
          </table:table-cell>
          <table:table-cell office:value-type="float" office:value="10575.014" calcext:value-type="float">
            <text:p>10575,014</text:p>
          </table:table-cell>
          <table:table-cell table:number-columns-repeated="1003"/>
        </table:table-row>
        <table:table-row table:style-name="ro1">
          <table:table-cell/>
          <table:table-cell table:formula="of:=AVERAGE([.B3:.B12])" office:value-type="float" office:value="691.7173" calcext:value-type="float">
            <text:p>691,7173</text:p>
          </table:table-cell>
          <table:table-cell table:formula="of:=AVERAGE([.C3:.C12])" office:value-type="float" office:value="693.3669" calcext:value-type="float">
            <text:p>693,3669</text:p>
          </table:table-cell>
          <table:table-cell table:formula="of:=AVERAGE([.D3:.D12])" office:value-type="float" office:value="714.7412" calcext:value-type="float">
            <text:p>714,7412</text:p>
          </table:table-cell>
          <table:table-cell table:formula="of:=AVERAGE([.E3:.E12])" office:value-type="float" office:value="710.3832" calcext:value-type="float">
            <text:p>710,3832</text:p>
          </table:table-cell>
          <table:table-cell table:formula="of:=AVERAGE([.F3:.F12])" office:value-type="float" office:value="792.1208" calcext:value-type="float">
            <text:p>792,1208</text:p>
          </table:table-cell>
          <table:table-cell table:formula="of:=AVERAGE([.G3:.G12])" office:value-type="float" office:value="2617.6277" calcext:value-type="float">
            <text:p>2617,6277</text:p>
          </table:table-cell>
          <table:table-cell/>
          <table:table-cell table:formula="of:=AVERAGE([.I3:.I12])" office:value-type="float" office:value="2824.8058" calcext:value-type="float">
            <text:p>2824,8058</text:p>
          </table:table-cell>
          <table:table-cell table:formula="of:=AVERAGE([.J3:.J12])" office:value-type="float" office:value="2826.1927" calcext:value-type="float">
            <text:p>2826,1927</text:p>
          </table:table-cell>
          <table:table-cell table:formula="of:=AVERAGE([.K3:.K12])" office:value-type="float" office:value="2871.5004" calcext:value-type="float">
            <text:p>2871,5004</text:p>
          </table:table-cell>
          <table:table-cell table:formula="of:=AVERAGE([.L3:.L12])" office:value-type="float" office:value="2840.8588" calcext:value-type="float">
            <text:p>2840,8588</text:p>
          </table:table-cell>
          <table:table-cell table:formula="of:=AVERAGE([.M3:.M12])" office:value-type="float" office:value="2822.425" calcext:value-type="float">
            <text:p>2822,425</text:p>
          </table:table-cell>
          <table:table-cell table:formula="of:=AVERAGE([.N3:.N12])" office:value-type="float" office:value="10652.6284" calcext:value-type="float">
            <text:p>10652,6284</text:p>
          </table:table-cell>
          <table:table-cell/>
          <table:table-cell table:formula="of:=AVERAGE([.P3:.P12])" office:value-type="float" office:value="2822.2726" calcext:value-type="float">
            <text:p>2822,2726</text:p>
          </table:table-cell>
          <table:table-cell table:formula="of:=AVERAGE([.Q3:.Q12])" office:value-type="float" office:value="2823.0528" calcext:value-type="float">
            <text:p>2823,0528</text:p>
          </table:table-cell>
          <table:table-cell table:formula="of:=AVERAGE([.R3:.R12])" office:value-type="float" office:value="2865.572" calcext:value-type="float">
            <text:p>2865,572</text:p>
          </table:table-cell>
          <table:table-cell table:formula="of:=AVERAGE([.S3:.S12])" office:value-type="float" office:value="2824.3721" calcext:value-type="float">
            <text:p>2824,3721</text:p>
          </table:table-cell>
          <table:table-cell table:formula="of:=AVERAGE([.T3:.T12])" office:value-type="float" office:value="2825.0223" calcext:value-type="float">
            <text:p>2825,0223</text:p>
          </table:table-cell>
          <table:table-cell table:formula="of:=AVERAGE([.U3:.U12])" office:value-type="float" office:value="10628.8662" calcext:value-type="float">
            <text:p>10628,8662</text:p>
          </table:table-cell>
          <table:table-cell table:number-columns-repeated="100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1</text:p>
          </table:table-cell>
          <table:table-cell office:value-type="float" office:value="691.7173" calcext:value-type="float">
            <text:p>691,7173</text:p>
          </table:table-cell>
          <table:table-cell office:value-type="float" office:value="693.3669" calcext:value-type="float">
            <text:p>693,3669</text:p>
          </table:table-cell>
          <table:table-cell office:value-type="float" office:value="714.7412" calcext:value-type="float">
            <text:p>714,7412</text:p>
          </table:table-cell>
          <table:table-cell office:value-type="float" office:value="710.3832" calcext:value-type="float">
            <text:p>710,3832</text:p>
          </table:table-cell>
          <table:table-cell office:value-type="float" office:value="792.1208" calcext:value-type="float">
            <text:p>792,1208</text:p>
          </table:table-cell>
          <table:table-cell office:value-type="float" office:value="2617.6277" calcext:value-type="float">
            <text:p>2617,627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2</text:p>
          </table:table-cell>
          <table:table-cell office:value-type="float" office:value="2824.8058" calcext:value-type="float">
            <text:p>2824,8058</text:p>
          </table:table-cell>
          <table:table-cell office:value-type="float" office:value="2826.1927" calcext:value-type="float">
            <text:p>2826,1927</text:p>
          </table:table-cell>
          <table:table-cell office:value-type="float" office:value="2871.5004" calcext:value-type="float">
            <text:p>2871,5004</text:p>
          </table:table-cell>
          <table:table-cell office:value-type="float" office:value="2840.8588" calcext:value-type="float">
            <text:p>2840,8588</text:p>
          </table:table-cell>
          <table:table-cell office:value-type="float" office:value="2822.425" calcext:value-type="float">
            <text:p>2822,425</text:p>
          </table:table-cell>
          <table:table-cell office:value-type="float" office:value="10652.6284" calcext:value-type="float">
            <text:p>10652,6284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string" calcext:value-type="string">
            <text:p>Teste 3</text:p>
          </table:table-cell>
          <table:table-cell office:value-type="float" office:value="2822.2726" calcext:value-type="float">
            <text:p>2822,2726</text:p>
          </table:table-cell>
          <table:table-cell office:value-type="float" office:value="2823.0528" calcext:value-type="float">
            <text:p>2823,0528</text:p>
          </table:table-cell>
          <table:table-cell office:value-type="float" office:value="2865.572" calcext:value-type="float">
            <text:p>2865,572</text:p>
          </table:table-cell>
          <table:table-cell office:value-type="float" office:value="2824.3721" calcext:value-type="float">
            <text:p>2824,3721</text:p>
          </table:table-cell>
          <table:table-cell office:value-type="float" office:value="2825.0223" calcext:value-type="float">
            <text:p>2825,0223</text:p>
          </table:table-cell>
          <table:table-cell office:value-type="float" office:value="10628.8662" calcext:value-type="float">
            <text:p>10628,866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 table:number-columns-repeated="4"/>
          <table:table-cell table:number-columns-repeated="1005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 table:number-columns-repeated="3"/>
          <table:table-cell table:number-columns-repeated="1006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number-columns-repeated="1007"/>
        </table:table-row>
        <table:table-row table:style-name="ro1" table:number-rows-repeated="11">
          <table:table-cell table:number-columns-repeated="8"/>
          <table:table-cell table:style-name="Default"/>
          <table:table-cell table:number-columns-repeated="6"/>
          <table:table-cell table:style-name="Default"/>
          <table:table-cell table:number-columns-repeated="100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9:48:59.871201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6:10:23</meta:creation-date>
    <dc:language>en-US</dc:language>
    <dc:date>2016-06-22T20:13:27.269951486</dc:date>
    <meta:editing-cycles>11</meta:editing-cycles>
    <meta:editing-duration>PT38M26S</meta:editing-duration>
    <meta:generator>LibreOffice/4.3.7.2$Linux_X86_64 LibreOffice_project/430$Build-2</meta:generator>
    <meta:document-statistic meta:table-count="2" meta:cell-count="858" meta:object-count="0"/>
  </office:meta>
</office:document-meta>
</file>